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114.18mm"/>
    </style:style>
    <style:style style:name="co5" style:family="table-column">
      <style:table-column-properties fo:break-before="auto" style:column-width="13.46mm"/>
    </style:style>
    <style:style style:name="co6" style:family="table-column">
      <style:table-column-properties fo:break-before="auto" style:column-width="15.61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0.09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6.67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22.72mm"/>
    </style:style>
    <style:style style:name="co14" style:family="table-column">
      <style:table-column-properties fo:break-before="auto" style:column-width="52.6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middle"/>
      <style:text-properties fo:color="#ffffff"/>
    </style:style>
    <style:style style:name="ce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5" style:family="table-cell" style:parent-style-name="Default">
      <style:table-cell-properties fo:background-color="#000000" style:vertical-align="middle"/>
      <style:text-properties fo:color="#ffffff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11">
      <style:table-cell-properties fo:background-color="#996600" style:text-align-source="fix" style:repeat-content="false" style:vertical-align="middle"/>
      <style:paragraph-properties fo:text-align="center"/>
      <style:text-properties fo:color="#ffffff"/>
    </style:style>
    <style:style style:name="ce47" style:family="table-cell" style:parent-style-name="Default" style:data-style-name="N111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43" style:apply-style-name="valid" style:base-cell-address="TableS2.E2"/>
    </style:style>
    <style:style style:name="ce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43" style:apply-style-name="valid" style:base-cell-address="TableS2.E2"/>
    </style:style>
    <style:style style:name="ce10" style:family="table-cell" style:parent-style-name="Default" style:data-style-name="N111">
      <style:table-cell-properties style:vertical-align="middle"/>
      <style:map style:condition="cell-content()&gt;0.43" style:apply-style-name="valid" style:base-cell-address="TableS2.E2"/>
    </style:style>
    <style:style style:name="ce11" style:family="table-cell" style:parent-style-name="Default" style:data-style-name="N111">
      <style:table-cell-properties fo:background-color="#996600" style:vertical-align="middle"/>
      <style:text-properties fo:color="#ffffff"/>
    </style:style>
    <style:style style:name="ce51" style:family="table-cell" style:parent-style-name="Default" style:data-style-name="N111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71" style:apply-style-name="valid" style:base-cell-address="TableS2.F2"/>
    </style:style>
    <style:style style:name="ce1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71" style:apply-style-name="valid" style:base-cell-address="TableS2.F2"/>
    </style:style>
    <style:style style:name="ce14" style:family="table-cell" style:parent-style-name="Default" style:data-style-name="N111">
      <style:table-cell-properties style:vertical-align="middle"/>
      <style:map style:condition="cell-content()&gt;0.71" style:apply-style-name="valid" style:base-cell-address="TableS2.F2"/>
    </style:style>
    <style:style style:name="ce15" style:family="table-cell" style:parent-style-name="Default">
      <style:table-cell-properties fo:background-color="#996600" style:text-align-source="fix" style:repeat-content="false" style:vertical-align="middl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=&quot;High&quot;" style:apply-style-name="valid" style:base-cell-address="TableS2.G2"/>
      <style:map style:condition="cell-content()=&quot;Very high&quot;" style:apply-style-name="valid" style:base-cell-address="TableS2.G2"/>
      <style:map style:condition="cell-content()=&quot;Moderate&quot;" style:apply-style-name="valid" style:base-cell-address="TableS2.G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&quot;High&quot;" style:apply-style-name="valid" style:base-cell-address="TableS2.G2"/>
      <style:map style:condition="cell-content()=&quot;Very high&quot;" style:apply-style-name="valid" style:base-cell-address="TableS2.G2"/>
      <style:map style:condition="cell-content()=&quot;Moderate&quot;" style:apply-style-name="valid" style:base-cell-address="TableS2.G2"/>
    </style:style>
    <style:style style:name="ce18" style:family="table-cell" style:parent-style-name="Default" style:data-style-name="N111">
      <style:table-cell-properties fo:background-color="#ff9900" style:text-align-source="fix" style:repeat-content="false" style:vertical-align="middle"/>
      <style:paragraph-properties fo:text-align="center"/>
      <style:text-properties fo:color="#ffffff"/>
    </style:style>
    <style:style style:name="ce58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64" style:apply-style-name="valid" style:base-cell-address="TableS2.H2"/>
    </style:style>
    <style:style style:name="ce2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64" style:apply-style-name="valid" style:base-cell-address="TableS2.H2"/>
    </style:style>
    <style:style style:name="ce21" style:family="table-cell" style:parent-style-name="Default" style:data-style-name="N111">
      <style:table-cell-properties style:vertical-align="middle"/>
      <style:map style:condition="cell-content()&gt;0.64" style:apply-style-name="valid" style:base-cell-address="TableS2.H2"/>
    </style:style>
    <style:style style:name="ce22" style:family="table-cell" style:parent-style-name="Default" style:data-style-name="N111">
      <style:table-cell-properties fo:background-color="#ff9900" style:vertical-align="middle"/>
      <style:text-properties fo:color="#ffffff"/>
    </style:style>
    <style:style style:name="ce62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83" style:apply-style-name="valid" style:base-cell-address="TableS2.I2"/>
    </style:style>
    <style:style style:name="ce2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83" style:apply-style-name="valid" style:base-cell-address="TableS2.I2"/>
    </style:style>
    <style:style style:name="ce25" style:family="table-cell" style:parent-style-name="Default" style:data-style-name="N111">
      <style:table-cell-properties style:vertical-align="middle"/>
      <style:map style:condition="cell-content()&gt;0.83" style:apply-style-name="valid" style:base-cell-address="TableS2.I2"/>
    </style:style>
    <style:style style:name="ce65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29" style:apply-style-name="valid" style:base-cell-address="TableS2.J2"/>
    </style:style>
    <style:style style:name="ce2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29" style:apply-style-name="valid" style:base-cell-address="TableS2.J2"/>
    </style:style>
    <style:style style:name="ce28" style:family="table-cell" style:parent-style-name="Default" style:data-style-name="N111">
      <style:table-cell-properties style:vertical-align="middle"/>
      <style:map style:condition="cell-content()&gt;0.29" style:apply-style-name="valid" style:base-cell-address="TableS2.J2"/>
    </style:style>
    <style:style style:name="ce68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64" style:apply-style-name="valid" style:base-cell-address="TableS2.K2"/>
    </style:style>
    <style:style style:name="ce3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64" style:apply-style-name="valid" style:base-cell-address="TableS2.K2"/>
    </style:style>
    <style:style style:name="ce31" style:family="table-cell" style:parent-style-name="Default" style:data-style-name="N111">
      <style:table-cell-properties style:vertical-align="middle"/>
      <style:map style:condition="cell-content()&gt;0.64" style:apply-style-name="valid" style:base-cell-address="TableS2.K2"/>
    </style:style>
    <style:style style:name="ce71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74" style:apply-style-name="valid" style:base-cell-address="TableS2.L2"/>
    </style:style>
    <style:style style:name="ce3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74" style:apply-style-name="valid" style:base-cell-address="TableS2.L2"/>
    </style:style>
    <style:style style:name="ce34" style:family="table-cell" style:parent-style-name="Default" style:data-style-name="N111">
      <style:table-cell-properties style:vertical-align="middle"/>
      <style:map style:condition="cell-content()&gt;0.74" style:apply-style-name="valid" style:base-cell-address="TableS2.L2"/>
    </style:style>
    <style:style style:name="ce7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=&quot;TRUE&quot;" style:apply-style-name="valid" style:base-cell-address="TableS2.M2"/>
      <style:map style:condition="cell-content()=&quot;FALSE&quot;" style:apply-style-name="invalid" style:base-cell-address="TableS2.M2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&quot;TRUE&quot;" style:apply-style-name="valid" style:base-cell-address="TableS2.M2"/>
      <style:map style:condition="cell-content()=&quot;FALSE&quot;" style:apply-style-name="invalid" style:base-cell-address="TableS2.M2"/>
    </style:style>
    <style:style style:name="ce37" style:family="table-cell" style:parent-style-name="Default">
      <style:table-cell-properties style:vertical-align="middle"/>
      <style:map style:condition="cell-content()=&quot;TRUE&quot;" style:apply-style-name="valid" style:base-cell-address="TableS2.M2"/>
      <style:map style:condition="cell-content()=&quot;FALSE&quot;" style:apply-style-name="invalid" style:base-cell-address="TableS2.M2"/>
    </style:style>
    <style:style style:name="ce3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table table:name="TableS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ce17"/>
        <table:table-column table:style-name="co8" table:default-cell-style-name="ce21"/>
        <table:table-column table:style-name="co9" table:default-cell-style-name="ce25"/>
        <table:table-column table:style-name="co10" table:default-cell-style-name="ce28"/>
        <table:table-column table:style-name="co11" table:default-cell-style-name="ce31"/>
        <table:table-column table:style-name="co12" table:default-cell-style-name="ce34"/>
        <table:table-column table:style-name="co13" table:default-cell-style-name="ce37"/>
        <table:table-column table:style-name="co14" table:default-cell-style-name="ce3"/>
        <table:table-column table:style-name="co15" table:number-columns-repeated="1010" table:default-cell-style-name="ce6"/>
        <table:table-row table:style-name="ro1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3" table:number-rows-spanned="1">
            <text:p>NatureServe Validation</text:p>
          </table:table-cell>
          <table:covered-table-cell table:style-name="ce11"/>
          <table:covered-table-cell table:style-name="ce15"/>
          <table:table-cell table:style-name="ce18" office:value-type="string" calcext:value-type="string" table:number-columns-spanned="5" table:number-rows-spanned="1">
            <text:p>Consistency tests</text:p>
          </table:table-cell>
          <table:covered-table-cell table:number-columns-repeated="4" table:style-name="ce22"/>
          <table:table-cell table:style-name="ce5"/>
          <table:table-cell table:style-name="ce1"/>
          <table:table-cell table:style-name="ce38" table:number-columns-repeated="1010"/>
        </table:table-row>
        <table:table-row table:style-name="ro2">
          <table:table-cell table:style-name="ce41" office:value-type="string" calcext:value-type="string">
            <text:p>Formation</text:p>
          </table:table-cell>
          <table:table-cell table:style-name="ce41" office:value-type="string" calcext:value-type="string">
            <text:p>Division</text:p>
          </table:table-cell>
          <table:table-cell table:style-name="ce41" office:value-type="string" calcext:value-type="string">
            <text:p>Macrogroup code</text:p>
          </table:table-cell>
          <table:table-cell table:style-name="ce41" office:value-type="string" calcext:value-type="string">
            <text:p>Name</text:p>
          </table:table-cell>
          <table:table-cell table:style-name="ce47" office:value-type="string" calcext:value-type="string">
            <text:p>Local</text:p>
          </table:table-cell>
          <table:table-cell table:style-name="ce51" office:value-type="string" calcext:value-type="string">
            <text:p>Within 5km2</text:p>
          </table:table-cell>
          <table:table-cell table:style-name="ce55" office:value-type="string" calcext:value-type="string">
            <text:p>Expert confidence</text:p>
          </table:table-cell>
          <table:table-cell table:style-name="ce58" office:value-type="string" calcext:value-type="string">
            <text:p>Bioclimate</text:p>
          </table:table-cell>
          <table:table-cell table:style-name="ce62" office:value-type="string" calcext:value-type="string">
            <text:p>Ecoregion</text:p>
          </table:table-cell>
          <table:table-cell table:style-name="ce65" office:value-type="string" calcext:value-type="string">
            <text:p>Characteristic Biota</text:p>
          </table:table-cell>
          <table:table-cell table:style-name="ce68" office:value-type="string" calcext:value-type="string">
            <text:p>Low overlap</text:p>
          </table:table-cell>
          <table:table-cell table:style-name="ce71" office:value-type="string" calcext:value-type="string">
            <text:p>Historic Forest Cover</text:p>
          </table:table-cell>
          <table:table-cell table:style-name="ce74" office:value-type="string" calcext:value-type="string">
            <text:p>Included in analysis</text:p>
          </table:table-cell>
          <table:table-cell table:style-name="ce41" office:value-type="string" calcext:value-type="string">
            <text:p>Notes</text:p>
          </table:table-cell>
          <table:table-cell table:style-name="ce39" table:number-columns-repeated="1010"/>
        </table:table-row>
        <table:table-row table:style-name="ro3">
          <table:table-cell office:value-type="string" calcext:value-type="string">
            <text:p>Mangrove</text:p>
          </table:table-cell>
          <table:table-cell office:value-type="string" calcext:value-type="string">
            <text:p>Atlantic &amp; Caribbean &amp; East Pacific Mangrove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1.A.5.Ua.4 - Eastern Pacific Mangrove</text:p>
          </table:table-cell>
          <table:table-cell table:style-name="ce9" office:value-type="percentage" office:value="0.69" calcext:value-type="percentage">
            <text:p>69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262376237623762" calcext:value-type="percentage">
            <text:p>26.2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53465346534653" calcext:value-type="percentage">
            <text:p>95.3%</text:p>
          </table:table-cell>
          <table:table-cell table:style-name="ce33" office:value-type="percentage" office:value="0.773006014258449" calcext:value-type="percentage">
            <text:p>77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angrove</text:p>
          </table:table-cell>
          <table:table-cell office:value-type="string" calcext:value-type="string">
            <text:p>Atlantic &amp; Caribbean &amp; East Pacific Mangrove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1.A.5.Ua.5 - Western Atlantic &amp; Caribbean Mangrove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29281183932347" calcext:value-type="percentage">
            <text:p>82.9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64587737843552" calcext:value-type="percentage">
            <text:p>96.5%</text:p>
          </table:table-cell>
          <table:table-cell table:style-name="ce33" office:value-type="percentage" office:value="0.835352333465541" calcext:value-type="percentage">
            <text:p>83.5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high values in some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North American Warm Temperate Forest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1.B.1.Na.7 - Longleaf Pine Woodland</text:p>
          </table:table-cell>
          <table:table-cell table:style-name="ce9" office:value-type="percentage" office:value="0.82" calcext:value-type="percentage">
            <text:p>82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52900652646846" calcext:value-type="percentage">
            <text:p>75.3%</text:p>
          </table:table-cell>
          <table:table-cell table:style-name="ce24" office:value-type="percentage" office:value="0.986765772298767" calcext:value-type="percentage">
            <text:p>98.7%</text:p>
          </table:table-cell>
          <table:table-cell table:style-name="ce27" office:value-type="percentage" office:value="0.286620739666425" calcext:value-type="percentage">
            <text:p>28.7%</text:p>
          </table:table-cell>
          <table:table-cell table:style-name="ce30" office:value-type="percentage" office:value="0.925308194343727" calcext:value-type="percentage">
            <text:p>92.5%</text:p>
          </table:table-cell>
          <table:table-cell table:style-name="ce33" office:value-type="percentage" office:value="0.99870858462230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North American Warm Temperate Forest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1.B.1.Na.8 - Southern Mesic Mixed Broadleaf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77320846905538" calcext:value-type="percentage">
            <text:p>67.7%</text:p>
          </table:table-cell>
          <table:table-cell table:style-name="ce24" office:value-type="percentage" office:value="0.999185667752443" calcext:value-type="percentage">
            <text:p>99.9%</text:p>
          </table:table-cell>
          <table:table-cell table:style-name="ce27" office:value-type="percentage" office:value="0.251221498371336" calcext:value-type="percentage">
            <text:p>25.1%</text:p>
          </table:table-cell>
          <table:table-cell table:style-name="ce30" office:value-type="percentage" office:value="0.640065146579805" calcext:value-type="percentage">
            <text:p>64.0%</text:p>
          </table:table-cell>
          <table:table-cell table:style-name="ce33" office:value-type="percentage" office:value="0.997485010772103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alifornian Warm Temperate Forest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1.B.1.Nc.9 - California Forest &amp; Woodland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65" calcext:value-type="percentage">
            <text:p>65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1241570805236" calcext:value-type="percentage">
            <text:p>71.2%</text:p>
          </table:table-cell>
          <table:table-cell table:style-name="ce24" office:value-type="percentage" office:value="0.706069020230067" calcext:value-type="percentage">
            <text:p>70.6%</text:p>
          </table:table-cell>
          <table:table-cell table:style-name="ce27" office:value-type="percentage" office:value="0.376041253470845" calcext:value-type="percentage">
            <text:p>37.6%</text:p>
          </table:table-cell>
          <table:table-cell table:style-name="ce30" office:value-type="percentage" office:value="0.849662832209441" calcext:value-type="percentage">
            <text:p>85.0%</text:p>
          </table:table-cell>
          <table:table-cell table:style-name="ce33" office:value-type="percentage" office:value="0.919337207295323" calcext:value-type="percentage">
            <text:p>9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1.B.1.Nd.10 - Madrean Lowland Evergreen Woodland</text:p>
          </table:table-cell>
          <table:table-cell table:style-name="ce9" office:value-type="percentage" office:value="0.26" calcext:value-type="percentage">
            <text:p>26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3196052381856" calcext:value-type="percentage">
            <text:p>64.3%</text:p>
          </table:table-cell>
          <table:table-cell table:style-name="ce24" office:value-type="percentage" office:value="0.706870373884988" calcext:value-type="percentage">
            <text:p>70.7%</text:p>
          </table:table-cell>
          <table:table-cell table:style-name="ce27" office:value-type="percentage" office:value="0.317327766179541" calcext:value-type="percentage">
            <text:p>31.7%</text:p>
          </table:table-cell>
          <table:table-cell table:style-name="ce30" office:value-type="percentage" office:value="0.925033213133422" calcext:value-type="percentage">
            <text:p>92.5%</text:p>
          </table:table-cell>
          <table:table-cell table:style-name="ce33" office:value-type="percentage" office:value="0.451497462254876" calcext:value-type="percentage">
            <text:p>45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1.B.2.Na.12 - North-Central Oak - Hardwood &amp; Pine Forest</text:p>
          </table:table-cell>
          <table:table-cell table:style-name="ce9" office:value-type="percentage" office:value="0.49" calcext:value-type="percentage">
            <text:p>49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88768472906404" calcext:value-type="percentage">
            <text:p>38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8472906403941" calcext:value-type="percentage">
            <text:p>28.8%</text:p>
          </table:table-cell>
          <table:table-cell table:style-name="ce30" office:value-type="percentage" office:value="0.964532019704433" calcext:value-type="percentage">
            <text:p>96.5%</text:p>
          </table:table-cell>
          <table:table-cell table:style-name="ce33" office:value-type="percentage" office:value="0.928184008164587" calcext:value-type="percentage">
            <text:p>92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1.B.1.Nd.13 - Madrean Montane Forest &amp; Woodland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29547797908381" calcext:value-type="percentage">
            <text:p>63.0%</text:p>
          </table:table-cell>
          <table:table-cell table:style-name="ce24" office:value-type="percentage" office:value="0.796730004418913" calcext:value-type="percentage">
            <text:p>79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78479893946089" calcext:value-type="percentage">
            <text:p>87.8%</text:p>
          </table:table-cell>
          <table:table-cell table:style-name="ce33" office:value-type="percentage" office:value="0.683734310771802" calcext:value-type="percentage">
            <text:p>68.4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Moderate confidence and moderate scores in consistency test. Macrogroup code was not used consistently in maps and documents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1.B.2.Na.14 - Northern Mesic Hardwood &amp; Conifer Forest</text:p>
          </table:table-cell>
          <table:table-cell table:style-name="ce9" office:value-type="percentage" office:value="0.77" calcext:value-type="percentage">
            <text:p>77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61642943529631" calcext:value-type="percentage">
            <text:p>66.2%</text:p>
          </table:table-cell>
          <table:table-cell table:style-name="ce24" office:value-type="percentage" office:value="0.906875058144944" calcext:value-type="percentage">
            <text:p>90.7%</text:p>
          </table:table-cell>
          <table:table-cell table:style-name="ce27" office:value-type="percentage" office:value="0.264489719973951" calcext:value-type="percentage">
            <text:p>26.4%</text:p>
          </table:table-cell>
          <table:table-cell table:style-name="ce30" office:value-type="percentage" office:value="0.927900269792539" calcext:value-type="percentage">
            <text:p>92.8%</text:p>
          </table:table-cell>
          <table:table-cell table:style-name="ce33" office:value-type="percentage" office:value="0.99884847730263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1.B.1.Nd.15 - Comanchian Forest &amp; Woodland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715447154471545" calcext:value-type="percentage">
            <text:p>71.5%</text:p>
          </table:table-cell>
          <table:table-cell table:style-name="ce24" office:value-type="percentage" office:value="0.977827050997783" calcext:value-type="percentage">
            <text:p>97.8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56393200295639" calcext:value-type="percentage">
            <text:p>95.6%</text:p>
          </table:table-cell>
          <table:table-cell table:style-name="ce33" office:value-type="percentage" office:value="0.600135982578625" calcext:value-type="percentage">
            <text:p>6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1.B.2.Na.16 - South-Central Oak - Hardwood &amp; Pine Forest</text:p>
          </table:table-cell>
          <table:table-cell table:style-name="ce9" office:value-type="percentage" office:value="0.72" calcext:value-type="percentage">
            <text:p>72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61882829771555" calcext:value-type="percentage">
            <text:p>76.2%</text:p>
          </table:table-cell>
          <table:table-cell table:style-name="ce24" office:value-type="percentage" office:value="0.938190862196021" calcext:value-type="percentage">
            <text:p>93.8%</text:p>
          </table:table-cell>
          <table:table-cell table:style-name="ce27" office:value-type="percentage" office:value="0.289425202652911" calcext:value-type="percentage">
            <text:p>28.9%</text:p>
          </table:table-cell>
          <table:table-cell table:style-name="ce30" office:value-type="percentage" office:value="0.942796610169492" calcext:value-type="percentage">
            <text:p>94.3%</text:p>
          </table:table-cell>
          <table:table-cell table:style-name="ce33" office:value-type="percentage" office:value="0.953860537437985" calcext:value-type="percentage">
            <text:p>95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1.B.2.Nb.20 - Rocky Mountain Subalpine &amp; High Montane Conifer Forest</text:p>
          </table:table-cell>
          <table:table-cell table:style-name="ce9" office:value-type="percentage" office:value="0.35" calcext:value-type="percentage">
            <text:p>35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03090890543711" calcext:value-type="percentage">
            <text:p>90.3%</text:p>
          </table:table-cell>
          <table:table-cell table:style-name="ce24" office:value-type="percentage" office:value="0.95113740691625" calcext:value-type="percentage">
            <text:p>95.1%</text:p>
          </table:table-cell>
          <table:table-cell table:style-name="ce27" office:value-type="percentage" office:value="0.35560542691013" calcext:value-type="percentage">
            <text:p>35.6%</text:p>
          </table:table-cell>
          <table:table-cell table:style-name="ce30" office:value-type="percentage" office:value="0.894930123431603" calcext:value-type="percentage">
            <text:p>89.5%</text:p>
          </table:table-cell>
          <table:table-cell table:style-name="ce33" office:value-type="percentage" office:value="0.882285751442262" calcext:value-type="percentage">
            <text:p>88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1</text:p>
          </table:table-cell>
          <table:table-cell office:value-type="string" calcext:value-type="string">
            <text:p>1.B.2.Nb.21 - Sierra Madre High Montane Forest</text:p>
          </table:table-cell>
          <table:table-cell table:style-name="ce9"/>
          <table:table-cell table:style-name="ce13"/>
          <table:table-cell/>
          <table:table-cell table:style-name="ce20" office:value-type="percentage" office:value="0.686436781609195" calcext:value-type="percentage">
            <text:p>68.6%</text:p>
          </table:table-cell>
          <table:table-cell table:style-name="ce24" office:value-type="percentage" office:value="0.950804597701149" calcext:value-type="percentage">
            <text:p>95.1%</text:p>
          </table:table-cell>
          <table:table-cell table:style-name="ce27" office:value-type="percentage" office:value="0.279080459770115" calcext:value-type="percentage">
            <text:p>27.9%</text:p>
          </table:table-cell>
          <table:table-cell table:style-name="ce30" office:value-type="percentage" office:value="0.695172413793103" calcext:value-type="percentage">
            <text:p>69.5%</text:p>
          </table:table-cell>
          <table:table-cell table:style-name="ce33" office:value-type="percentage" office:value="0.790619049132672" calcext:value-type="percentage">
            <text:p>79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not evaluated by expert but high scores in validation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2</text:p>
          </table:table-cell>
          <table:table-cell office:value-type="string" calcext:value-type="string">
            <text:p>1.B.2.Nb.22 - Southern Rocky Mountain Lower Montane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91" calcext:value-type="percentage">
            <text:p>91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94563426688633" calcext:value-type="percentage">
            <text:p>89.5%</text:p>
          </table:table-cell>
          <table:table-cell table:style-name="ce24" office:value-type="percentage" office:value="0.989840746842394" calcext:value-type="percentage">
            <text:p>99.0%</text:p>
          </table:table-cell>
          <table:table-cell table:style-name="ce27" office:value-type="percentage" office:value="0.356397583745195" calcext:value-type="percentage">
            <text:p>35.6%</text:p>
          </table:table-cell>
          <table:table-cell table:style-name="ce30" office:value-type="percentage" office:value="0.816584294343767" calcext:value-type="percentage">
            <text:p>81.7%</text:p>
          </table:table-cell>
          <table:table-cell table:style-name="ce33" office:value-type="percentage" office:value="0.588508747420609" calcext:value-type="percentage">
            <text:p>58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3</text:p>
          </table:table-cell>
          <table:table-cell office:value-type="string" calcext:value-type="string">
            <text:p>1.B.2.Nd.23 - Southern Vancouverian Montane &amp; Foothill Forest</text:p>
          </table:table-cell>
          <table:table-cell table:style-name="ce9" office:value-type="percentage" office:value="0.14" calcext:value-type="percentage">
            <text:p>14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84241823587711" calcext:value-type="percentage">
            <text:p>58.4%</text:p>
          </table:table-cell>
          <table:table-cell table:style-name="ce24" office:value-type="percentage" office:value="0.844895936570862" calcext:value-type="percentage">
            <text:p>84.5%</text:p>
          </table:table-cell>
          <table:table-cell table:style-name="ce27" office:value-type="percentage" office:value="0.613478691774034" calcext:value-type="percentage">
            <text:p>61.3%</text:p>
          </table:table-cell>
          <table:table-cell table:style-name="ce30" office:value-type="percentage" office:value="0.796828543111992" calcext:value-type="percentage">
            <text:p>79.7%</text:p>
          </table:table-cell>
          <table:table-cell table:style-name="ce33" office:value-type="percentage" office:value="0.919092583575043" calcext:value-type="percentage">
            <text:p>9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4</text:p>
          </table:table-cell>
          <table:table-cell office:value-type="string" calcext:value-type="string">
            <text:p>1.B.2.Nd.24 - Vancouverian Lowland &amp; Montane Rainforest</text:p>
          </table:table-cell>
          <table:table-cell table:style-name="ce9" office:value-type="percentage" office:value="0.85" calcext:value-type="percentage">
            <text:p>85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0535447203111" calcext:value-type="percentage">
            <text:p>70.5%</text:p>
          </table:table-cell>
          <table:table-cell table:style-name="ce24" office:value-type="percentage" office:value="0.924917738558181" calcext:value-type="percentage">
            <text:p>92.5%</text:p>
          </table:table-cell>
          <table:table-cell table:style-name="ce27" office:value-type="percentage" office:value="0.432844750224349" calcext:value-type="percentage">
            <text:p>43.3%</text:p>
          </table:table-cell>
          <table:table-cell table:style-name="ce30" office:value-type="percentage" office:value="0.927909063715226" calcext:value-type="percentage">
            <text:p>92.8%</text:p>
          </table:table-cell>
          <table:table-cell table:style-name="ce33" office:value-type="percentage" office:value="0.984548672985953" calcext:value-type="percentage">
            <text:p>98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5</text:p>
          </table:table-cell>
          <table:table-cell office:value-type="string" calcext:value-type="string">
            <text:p>1.B.2.Nd.25 - Vancouverian Subalpine Forest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9013698630137" calcext:value-type="percentage">
            <text:p>79.0%</text:p>
          </table:table-cell>
          <table:table-cell table:style-name="ce24" office:value-type="percentage" office:value="0.925479452054795" calcext:value-type="percentage">
            <text:p>92.5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563835616438356" calcext:value-type="percentage">
            <text:p>56.4%</text:p>
          </table:table-cell>
          <table:table-cell table:style-name="ce33" office:value-type="percentage" office:value="0.853667095849831" calcext:value-type="percentage">
            <text:p>85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Western North American Cool Temperate Woodland &amp; Scrub</text:p>
          </table:table-cell>
          <table:table-cell office:value-type="string" calcext:value-type="string">
            <text:p>M026</text:p>
          </table:table-cell>
          <table:table-cell office:value-type="string" calcext:value-type="string">
            <text:p>1.B.2.Nc.26 - Intermountain Singleleaf Pinyon - Utah Juniper - Western Juniper Woodland</text:p>
          </table:table-cell>
          <table:table-cell table:style-name="ce9" office:value-type="percentage" office:value="0.55" calcext:value-type="percentage">
            <text:p>55.0%</text:p>
          </table:table-cell>
          <table:table-cell table:style-name="ce13" office:value-type="percentage" office:value="0.85" calcext:value-type="percentage">
            <text:p>8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58705560619872" calcext:value-type="percentage">
            <text:p>85.9%</text:p>
          </table:table-cell>
          <table:table-cell table:style-name="ce24" office:value-type="percentage" office:value="0.977058644788818" calcext:value-type="percentage">
            <text:p>97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5955636584625" calcext:value-type="percentage">
            <text:p>90.6%</text:p>
          </table:table-cell>
          <table:table-cell table:style-name="ce33" office:value-type="percentage" office:value="0.142300827244936" calcext:value-type="percentage">
            <text:p>14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Western North American Cool Temperate Woodland &amp; Scrub</text:p>
          </table:table-cell>
          <table:table-cell office:value-type="string" calcext:value-type="string">
            <text:p>M027</text:p>
          </table:table-cell>
          <table:table-cell office:value-type="string" calcext:value-type="string">
            <text:p>1.B.2.Nc.27 - Southern Rocky Mountain Two-needle Pinyon - One-seed Juniper Woodland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73" calcext:value-type="percentage">
            <text:p>7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44942832014072" calcext:value-type="percentage">
            <text:p>74.5%</text:p>
          </table:table-cell>
          <table:table-cell table:style-name="ce24" office:value-type="percentage" office:value="0.981530343007916" calcext:value-type="percentage">
            <text:p>98.2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6772207563764" calcext:value-type="percentage">
            <text:p>90.7%</text:p>
          </table:table-cell>
          <table:table-cell table:style-name="ce33" office:value-type="percentage" office:value="0.111389847283124" calcext:value-type="percentage">
            <text:p>11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028</text:p>
          </table:table-cell>
          <table:table-cell office:value-type="string" calcext:value-type="string">
            <text:p>1.B.3.Na.28 - Great Plains Floodplai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5971685971686" calcext:value-type="percentage">
            <text:p>56.0%</text:p>
          </table:table-cell>
          <table:table-cell table:style-name="ce24" office:value-type="percentage" office:value="0.997425997425997" calcext:value-type="percentage">
            <text:p>99.7%</text:p>
          </table:table-cell>
          <table:table-cell table:style-name="ce27" office:value-type="percentage" office:value="0.264350064350064" calcext:value-type="percentage">
            <text:p>26.4%</text:p>
          </table:table-cell>
          <table:table-cell table:style-name="ce30" office:value-type="percentage" office:value="0.960617760617761" calcext:value-type="percentage">
            <text:p>96.1%</text:p>
          </table:table-cell>
          <table:table-cell table:style-name="ce33" office:value-type="percentage" office:value="0.0828489928638882" calcext:value-type="percentage">
            <text:p>8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extremely low overlap with historic forest cove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029</text:p>
          </table:table-cell>
          <table:table-cell office:value-type="string" calcext:value-type="string">
            <text:p>1.B.3.Na.29 - Central Interior and Appalachian Floodplain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474183824001026" calcext:value-type="percentage">
            <text:p>47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770701045475" calcext:value-type="percentage">
            <text:p>24.8%</text:p>
          </table:table-cell>
          <table:table-cell table:style-name="ce30" office:value-type="percentage" office:value="0.835930985825156" calcext:value-type="percentage">
            <text:p>83.6%</text:p>
          </table:table-cell>
          <table:table-cell table:style-name="ce33" office:value-type="percentage" office:value="0.903082972067818" calcext:value-type="percentage">
            <text:p>90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1</text:p>
          </table:table-cell>
          <table:table-cell office:value-type="string" calcext:value-type="string">
            <text:p>1.B.3.Nb.31 - Southern Floodplain Hardwoo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0365603432196" calcext:value-type="percentage">
            <text:p>64.0%</text:p>
          </table:table-cell>
          <table:table-cell table:style-name="ce24" office:value-type="percentage" office:value="0.995056892370826" calcext:value-type="percentage">
            <text:p>99.5%</text:p>
          </table:table-cell>
          <table:table-cell table:style-name="ce27" office:value-type="percentage" office:value="0.288752098489088" calcext:value-type="percentage">
            <text:p>28.9%</text:p>
          </table:table-cell>
          <table:table-cell table:style-name="ce30" office:value-type="percentage" office:value="0.962880059690356" calcext:value-type="percentage">
            <text:p>96.3%</text:p>
          </table:table-cell>
          <table:table-cell table:style-name="ce33" office:value-type="percentage" office:value="0.959422401244952" calcext:value-type="percentage">
            <text:p>95.9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2</text:p>
          </table:table-cell>
          <table:table-cell office:value-type="string" calcext:value-type="string">
            <text:p>1.B.3.Nb.32 - Southern Coastal Plain Evergreen Hardwood &amp; Conifer Swamp</text:p>
          </table:table-cell>
          <table:table-cell table:style-name="ce9" office:value-type="percentage" office:value="0.05" calcext:value-type="percentage">
            <text:p>5.0%</text:p>
          </table:table-cell>
          <table:table-cell table:style-name="ce13" office:value-type="percentage" office:value="0.62" calcext:value-type="percentage">
            <text:p>62.0%</text:p>
          </table:table-cell>
          <table:table-cell/>
          <table:table-cell table:style-name="ce20" office:value-type="percentage" office:value="0.83716594157862" calcext:value-type="percentage">
            <text:p>83.7%</text:p>
          </table:table-cell>
          <table:table-cell table:style-name="ce24" office:value-type="percentage" office:value="0.935985083903045" calcext:value-type="percentage">
            <text:p>93.6%</text:p>
          </table:table-cell>
          <table:table-cell table:style-name="ce27" office:value-type="percentage" office:value="0.301429459291485" calcext:value-type="percentage">
            <text:p>30.1%</text:p>
          </table:table-cell>
          <table:table-cell table:style-name="ce30" office:value-type="percentage" office:value="0.43691733996271" calcext:value-type="percentage">
            <text:p>43.7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3</text:p>
          </table:table-cell>
          <table:table-cell office:value-type="string" calcext:value-type="string">
            <text:p>1.B.3.Nb.33 - Southern Coastal Plain Basin Swamp &amp; Flatwoods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" calcext:value-type="percentage">
            <text:p>6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5034013605442" calcext:value-type="percentage">
            <text:p>28.5%</text:p>
          </table:table-cell>
          <table:table-cell table:style-name="ce30" office:value-type="percentage" office:value="0.627891156462585" calcext:value-type="percentage">
            <text:p>62.8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Rocky Mountain &amp; Great Basin Flooded &amp; Swamp Forest</text:p>
          </table:table-cell>
          <table:table-cell office:value-type="string" calcext:value-type="string">
            <text:p>M034</text:p>
          </table:table-cell>
          <table:table-cell office:value-type="string" calcext:value-type="string">
            <text:p>1.B.3.Nc.34 - Rocky Mountain &amp; Great Basin Riparia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6513298082235" calcext:value-type="percentage">
            <text:p>76.5%</text:p>
          </table:table-cell>
          <table:table-cell table:style-name="ce24" office:value-type="percentage" office:value="0.95627811538158" calcext:value-type="percentage">
            <text:p>95.6%</text:p>
          </table:table-cell>
          <table:table-cell table:style-name="ce27" office:value-type="percentage" office:value="0.360192565701208" calcext:value-type="percentage">
            <text:p>36.0%</text:p>
          </table:table-cell>
          <table:table-cell table:style-name="ce30" office:value-type="percentage" office:value="0.66529871359798" calcext:value-type="percentage">
            <text:p>66.5%</text:p>
          </table:table-cell>
          <table:table-cell table:style-name="ce33" office:value-type="percentage" office:value="0.390117682928489" calcext:value-type="percentage">
            <text:p>39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Vancouverian Flooded &amp; Swamp Forest</text:p>
          </table:table-cell>
          <table:table-cell office:value-type="string" calcext:value-type="string">
            <text:p>M035</text:p>
          </table:table-cell>
          <table:table-cell office:value-type="string" calcext:value-type="string">
            <text:p>1.B.3.Ng.35 - Vancouverian Flooded &amp;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51671868033883" calcext:value-type="percentage">
            <text:p>75.2%</text:p>
          </table:table-cell>
          <table:table-cell table:style-name="ce24" office:value-type="percentage" office:value="0.991975033437361" calcext:value-type="percentage">
            <text:p>99.2%</text:p>
          </table:table-cell>
          <table:table-cell table:style-name="ce27" office:value-type="percentage" office:value="0.387873383860901" calcext:value-type="percentage">
            <text:p>38.8%</text:p>
          </table:table-cell>
          <table:table-cell table:style-name="ce30" office:value-type="percentage" office:value="0.25501560410165" calcext:value-type="percentage">
            <text:p>25.5%</text:p>
          </table:table-cell>
          <table:table-cell table:style-name="ce33" office:value-type="percentage" office:value="0.982674096841218" calcext:value-type="percentage">
            <text:p>98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western North American Flooded &amp; Swamp Forest</text:p>
          </table:table-cell>
          <table:table-cell office:value-type="string" calcext:value-type="string">
            <text:p>M036</text:p>
          </table:table-cell>
          <table:table-cell office:value-type="string" calcext:value-type="string">
            <text:p>1.B.3.Nd.36 - Warm Southwest Riparian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308270676691729" calcext:value-type="percentage">
            <text:p>30.8%</text:p>
          </table:table-cell>
          <table:table-cell table:style-name="ce24" office:value-type="percentage" office:value="0.49083234401794" calcext:value-type="percentage">
            <text:p>49.1%</text:p>
          </table:table-cell>
          <table:table-cell table:style-name="ce27" office:value-type="percentage" office:value="0.392032713362353" calcext:value-type="percentage">
            <text:p>39.2%</text:p>
          </table:table-cell>
          <table:table-cell table:style-name="ce30" office:value-type="percentage" office:value="0.92402057776019" calcext:value-type="percentage">
            <text:p>92.4%</text:p>
          </table:table-cell>
          <table:table-cell table:style-name="ce33" office:value-type="percentage" office:value="0.3857259405368" calcext:value-type="percentage">
            <text:p>38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134</text:p>
          </table:table-cell>
          <table:table-cell office:value-type="string" calcext:value-type="string">
            <text:p>1.A.1.Ea.134 - Caribbean Coastal Lowland Dry Forest</text:p>
          </table:table-cell>
          <table:table-cell table:style-name="ce9"/>
          <table:table-cell table:style-name="ce13"/>
          <table:table-cell office:value-type="string" calcext:value-type="string">
            <text:p>High</text:p>
          </table:table-cell>
          <table:table-cell table:style-name="ce20" office:value-type="percentage" office:value="0.946839681875262" calcext:value-type="percentage">
            <text:p>94.7%</text:p>
          </table:table-cell>
          <table:table-cell table:style-name="ce24" office:value-type="percentage" office:value="0.967768940979489" calcext:value-type="percentage">
            <text:p>96.8%</text:p>
          </table:table-cell>
          <table:table-cell table:style-name="ce27" office:value-type="percentage" office:value="0.373796567601507" calcext:value-type="percentage">
            <text:p>37.4%</text:p>
          </table:table-cell>
          <table:table-cell table:style-name="ce30" office:value-type="percentage" office:value="0.895353704478861" calcext:value-type="percentage">
            <text:p>89.5%</text:p>
          </table:table-cell>
          <table:table-cell table:style-name="ce33" office:value-type="percentage" office:value="0.932505582747454" calcext:value-type="percentage">
            <text:p>93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high expert confidence and high scores in validation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151</text:p>
          </table:table-cell>
          <table:table-cell office:value-type="string" calcext:value-type="string">
            <text:p>1.B.2.Na.151 - Northern Great Plains Woodland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84" calcext:value-type="percentage">
            <text:p>8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12435233160622" calcext:value-type="percentage">
            <text:p>71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74611398963731" calcext:value-type="percentage">
            <text:p>27.5%</text:p>
          </table:table-cell>
          <table:table-cell table:style-name="ce30" office:value-type="percentage" office:value="0.991968911917098" calcext:value-type="percentage">
            <text:p>99.2%</text:p>
          </table:table-cell>
          <table:table-cell table:style-name="ce33" office:value-type="percentage" office:value="0.706337961220554" calcext:value-type="percentage">
            <text:p>70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154</text:p>
          </table:table-cell>
          <table:table-cell office:value-type="string" calcext:value-type="string">
            <text:p>1.B.3.Nb.154 - Edwards Plateau Riparian Woodland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26508226691042" calcext:value-type="percentage">
            <text:p>52.7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155393053016453" calcext:value-type="percentage">
            <text:p>15.5%</text:p>
          </table:table-cell>
          <table:table-cell table:style-name="ce33" office:value-type="percentage" office:value="0.528470927785461" calcext:value-type="percentage">
            <text:p>52.8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because it had moderate expert confidence, but performed poorly in field validation and mostly moderate or low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159</text:p>
          </table:table-cell>
          <table:table-cell office:value-type="string" calcext:value-type="string">
            <text:p>1.B.2.Na.159 - Northern Pine &amp; Oak - Hardwoo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31532329495128" calcext:value-type="percentage">
            <text:p>63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76129317980514" calcext:value-type="percentage">
            <text:p>27.6%</text:p>
          </table:table-cell>
          <table:table-cell table:style-name="ce30" office:value-type="percentage" office:value="0.346324180690877" calcext:value-type="percentage">
            <text:p>34.6%</text:p>
          </table:table-cell>
          <table:table-cell table:style-name="ce33" office:value-type="percentage" office:value="0.99899911293931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161</text:p>
          </table:table-cell>
          <table:table-cell office:value-type="string" calcext:value-type="string">
            <text:p>1.B.3.Nb.161 - Pond-cypress - Slash Pine Swamp</text:p>
          </table:table-cell>
          <table:table-cell table:style-name="ce9"/>
          <table:table-cell table:style-name="ce13"/>
          <table:table-cell office:value-type="string" calcext:value-type="string">
            <text:p>High</text:p>
          </table:table-cell>
          <table:table-cell table:style-name="ce20" office:value-type="percentage" office:value="0.575589459084605" calcext:value-type="percentage">
            <text:p>57.6%</text:p>
          </table:table-cell>
          <table:table-cell table:style-name="ce24" office:value-type="percentage" office:value="0.907073509015257" calcext:value-type="percentage">
            <text:p>90.7%</text:p>
          </table:table-cell>
          <table:table-cell table:style-name="ce27" office:value-type="percentage" office:value="0.324549237170596" calcext:value-type="percentage">
            <text:p>32.5%</text:p>
          </table:table-cell>
          <table:table-cell table:style-name="ce30" office:value-type="percentage" office:value="0.427184466019417" calcext:value-type="percentage">
            <text:p>42.7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high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281</text:p>
          </table:table-cell>
          <table:table-cell office:value-type="string" calcext:value-type="string">
            <text:p>1.A.2.Eg.281 - Caribbean Lowland Humid Forest</text:p>
          </table:table-cell>
          <table:table-cell table:style-name="ce9" office:value-type="percentage" office:value="0.67" calcext:value-type="percentage">
            <text:p>67.0%</text:p>
          </table:table-cell>
          <table:table-cell table:style-name="ce13" office:value-type="percentage" office:value="0.94" calcext:value-type="percentage">
            <text:p>94.0%</text:p>
          </table:table-cell>
          <table:table-cell/>
          <table:table-cell table:style-name="ce20" office:value-type="percentage" office:value="0.96049119060331" calcext:value-type="percentage">
            <text:p>96.0%</text:p>
          </table:table-cell>
          <table:table-cell table:style-name="ce24" office:value-type="percentage" office:value="0.98398291510945" calcext:value-type="percentage">
            <text:p>98.4%</text:p>
          </table:table-cell>
          <table:table-cell table:style-name="ce27" office:value-type="percentage" office:value="0.290443139348639" calcext:value-type="percentage">
            <text:p>29.0%</text:p>
          </table:table-cell>
          <table:table-cell table:style-name="ce30" office:value-type="percentage" office:value="0.856380138814736" calcext:value-type="percentage">
            <text:p>85.6%</text:p>
          </table:table-cell>
          <table:table-cell table:style-name="ce33" office:value-type="percentage" office:value="0.915983685487702" calcext:value-type="percentage">
            <text:p>91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294</text:p>
          </table:table-cell>
          <table:table-cell office:value-type="string" calcext:value-type="string">
            <text:p>1.A.1.Ea.294 - Caribbean Dry Limestone Forest</text:p>
          </table:table-cell>
          <table:table-cell table:style-name="ce9" office:value-type="percentage" office:value="0.68" calcext:value-type="percentage">
            <text:p>68.0%</text:p>
          </table:table-cell>
          <table:table-cell table:style-name="ce13" office:value-type="percentage" office:value="0.96" calcext:value-type="percentage">
            <text:p>96.0%</text:p>
          </table:table-cell>
          <table:table-cell/>
          <table:table-cell table:style-name="ce20" office:value-type="percentage" office:value="0.963983050847458" calcext:value-type="percentage">
            <text:p>96.4%</text:p>
          </table:table-cell>
          <table:table-cell table:style-name="ce24" office:value-type="percentage" office:value="0.99364406779661" calcext:value-type="percentage">
            <text:p>99.4%</text:p>
          </table:table-cell>
          <table:table-cell table:style-name="ce27" office:value-type="percentage" office:value="0.305084745762712" calcext:value-type="percentage">
            <text:p>30.5%</text:p>
          </table:table-cell>
          <table:table-cell table:style-name="ce30" office:value-type="percentage" office:value="0.514830508474576" calcext:value-type="percentage">
            <text:p>51.5%</text:p>
          </table:table-cell>
          <table:table-cell table:style-name="ce33" office:value-type="percentage" office:value="0.944890166466449" calcext:value-type="percentage">
            <text:p>94.5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296</text:p>
          </table:table-cell>
          <table:table-cell office:value-type="string" calcext:value-type="string">
            <text:p>1.A.1.Ea.296 - Caribbean &amp; Mesoamerican Pine-Oak Dry Forest</text:p>
          </table:table-cell>
          <table:table-cell table:style-name="ce9"/>
          <table:table-cell table:style-name="ce13"/>
          <table:table-cell/>
          <table:table-cell table:style-name="ce20" office:value-type="percentage" office:value="0.938202247191011" calcext:value-type="percentage">
            <text:p>93.8%</text:p>
          </table:table-cell>
          <table:table-cell table:style-name="ce24" office:value-type="percentage" office:value="0.906902086677368" calcext:value-type="percentage">
            <text:p>90.7%</text:p>
          </table:table-cell>
          <table:table-cell table:style-name="ce27" office:value-type="percentage" office:value="0.335473515248796" calcext:value-type="percentage">
            <text:p>33.5%</text:p>
          </table:table-cell>
          <table:table-cell table:style-name="ce30" office:value-type="percentage" office:value="0.677367576243981" calcext:value-type="percentage">
            <text:p>67.7%</text:p>
          </table:table-cell>
          <table:table-cell table:style-name="ce33" office:value-type="percentage" office:value="0.947123155171453" calcext:value-type="percentage">
            <text:p>94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no field validation data, but high scores in most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500</text:p>
          </table:table-cell>
          <table:table-cell office:value-type="string" calcext:value-type="string">
            <text:p>1.B.2.Nb.500 - Central Rocky Mountain Mesic Lower Montane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80165289256198" calcext:value-type="percentage">
            <text:p>98.0%</text:p>
          </table:table-cell>
          <table:table-cell table:style-name="ce24" office:value-type="percentage" office:value="0.997933884297521" calcext:value-type="percentage">
            <text:p>99.8%</text:p>
          </table:table-cell>
          <table:table-cell table:style-name="ce27" office:value-type="percentage" office:value="0.270661157024793" calcext:value-type="percentage">
            <text:p>27.1%</text:p>
          </table:table-cell>
          <table:table-cell table:style-name="ce30" office:value-type="percentage" office:value="0.500826446280992" calcext:value-type="percentage">
            <text:p>50.1%</text:p>
          </table:table-cell>
          <table:table-cell table:style-name="ce33" office:value-type="percentage" office:value="0.973317248347599" calcext:value-type="percentage">
            <text:p>97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501</text:p>
          </table:table-cell>
          <table:table-cell office:value-type="string" calcext:value-type="string">
            <text:p>1.B.2.Nb.501 - Central Rocky Mountain Dry Lower Montane &amp; Foothill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63822775540095" calcext:value-type="percentage">
            <text:p>76.4%</text:p>
          </table:table-cell>
          <table:table-cell table:style-name="ce24" office:value-type="percentage" office:value="0.999267667521055" calcext:value-type="percentage">
            <text:p>99.9%</text:p>
          </table:table-cell>
          <table:table-cell table:style-name="ce27" office:value-type="percentage" office:value="0.311119248138655" calcext:value-type="percentage">
            <text:p>31.1%</text:p>
          </table:table-cell>
          <table:table-cell table:style-name="ce30" office:value-type="percentage" office:value="0.910533382155499" calcext:value-type="percentage">
            <text:p>91.1%</text:p>
          </table:table-cell>
          <table:table-cell table:style-name="ce33" office:value-type="percentage" office:value="0.787646903290796" calcext:value-type="percentage">
            <text:p>78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502</text:p>
          </table:table-cell>
          <table:table-cell office:value-type="string" calcext:value-type="string">
            <text:p>1.B.2.Na.502 - Appalachian &amp; Northeastern Oak - Hardwood &amp; Pine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79362715902323" calcext:value-type="percentage">
            <text:p>57.9%</text:p>
          </table:table-cell>
          <table:table-cell table:style-name="ce24" office:value-type="percentage" office:value="0.952501488981537" calcext:value-type="percentage">
            <text:p>95.3%</text:p>
          </table:table-cell>
          <table:table-cell table:style-name="ce27" office:value-type="percentage" office:value="0.329809410363312" calcext:value-type="percentage">
            <text:p>33.0%</text:p>
          </table:table-cell>
          <table:table-cell table:style-name="ce30" office:value-type="percentage" office:value="0.913341274568195" calcext:value-type="percentage">
            <text:p>91.3%</text:p>
          </table:table-cell>
          <table:table-cell table:style-name="ce33" office:value-type="percentage" office:value="0.998266847717626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503</text:p>
          </table:table-cell>
          <table:table-cell office:value-type="string" calcext:value-type="string">
            <text:p>1.B.3.Na.503 - Central &amp; Appalachian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56" calcext:value-type="percentage">
            <text:p>5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49691991786448" calcext:value-type="percentage">
            <text:p>45.0%</text:p>
          </table:table-cell>
          <table:table-cell table:style-name="ce24" office:value-type="percentage" office:value="0.981519507186858" calcext:value-type="percentage">
            <text:p>98.2%</text:p>
          </table:table-cell>
          <table:table-cell table:style-name="ce27" office:value-type="percentage" office:value="0.318275154004107" calcext:value-type="percentage">
            <text:p>31.8%</text:p>
          </table:table-cell>
          <table:table-cell table:style-name="ce30" office:value-type="percentage" office:value="0.548254620123203" calcext:value-type="percentage">
            <text:p>54.8%</text:p>
          </table:table-cell>
          <table:table-cell table:style-name="ce33" office:value-type="percentage" office:value="0.997749653614038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504</text:p>
          </table:table-cell>
          <table:table-cell office:value-type="string" calcext:value-type="string">
            <text:p>1.B.3.Na.504 - Northern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44614013590286" calcext:value-type="percentage">
            <text:p>54.5%</text:p>
          </table:table-cell>
          <table:table-cell table:style-name="ce24" office:value-type="percentage" office:value="0.996658126322825" calcext:value-type="percentage">
            <text:p>99.7%</text:p>
          </table:table-cell>
          <table:table-cell table:style-name="ce27" office:value-type="percentage" office:value="0.305224462515317" calcext:value-type="percentage">
            <text:p>30.5%</text:p>
          </table:table-cell>
          <table:table-cell table:style-name="ce30" office:value-type="percentage" office:value="0.5455051799042" calcext:value-type="percentage">
            <text:p>54.6%</text:p>
          </table:table-cell>
          <table:table-cell table:style-name="ce33" office:value-type="percentage" office:value="0.990448900852762" calcext:value-type="percentage">
            <text:p>99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561</text:p>
          </table:table-cell>
          <table:table-cell office:value-type="string" calcext:value-type="string">
            <text:p>1.A.1.Ea.561 - Caribbean &amp; Mesoamerican Seasonal Dry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809583074051027" calcext:value-type="percentage">
            <text:p>81.0%</text:p>
          </table:table-cell>
          <table:table-cell table:style-name="ce24" office:value-type="percentage" office:value="0.969508400746733" calcext:value-type="percentage">
            <text:p>97.0%</text:p>
          </table:table-cell>
          <table:table-cell table:style-name="ce27" office:value-type="percentage" office:value="0.39639079029247" calcext:value-type="percentage">
            <text:p>39.6%</text:p>
          </table:table-cell>
          <table:table-cell table:style-name="ce30" office:value-type="percentage" office:value="0.911636589919104" calcext:value-type="percentage">
            <text:p>91.2%</text:p>
          </table:table-cell>
          <table:table-cell table:style-name="ce33" office:value-type="percentage" office:value="0.786633850062524" calcext:value-type="percentage">
            <text:p>78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562</text:p>
          </table:table-cell>
          <table:table-cell office:value-type="string" calcext:value-type="string">
            <text:p>1.A.1.Ea.562 - Pacific Mesoamerican Seasonal Dry Forest</text:p>
          </table:table-cell>
          <table:table-cell table:style-name="ce9" office:value-type="percentage" office:value="0.79" calcext:value-type="percentage">
            <text:p>79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9822718319107" calcext:value-type="percentage">
            <text:p>49.8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.379120157583716" calcext:value-type="percentage">
            <text:p>37.9%</text:p>
          </table:table-cell>
          <table:table-cell table:style-name="ce30" office:value-type="percentage" office:value="0.910571240971766" calcext:value-type="percentage">
            <text:p>91.1%</text:p>
          </table:table-cell>
          <table:table-cell table:style-name="ce33" office:value-type="percentage" office:value="0.870950662818046" calcext:value-type="percentage">
            <text:p>87.1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but moderate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3</text:p>
          </table:table-cell>
          <table:table-cell office:value-type="string" calcext:value-type="string">
            <text:p>1.A.1.Ei.563 - Guajiran Seasonal Dry Forest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04313205043132" calcext:value-type="percentage">
            <text:p>50.4%</text:p>
          </table:table-cell>
          <table:table-cell table:style-name="ce24" office:value-type="percentage" office:value="0.805795178057952" calcext:value-type="percentage">
            <text:p>80.6%</text:p>
          </table:table-cell>
          <table:table-cell table:style-name="ce27" office:value-type="percentage" office:value="0.252820172528202" calcext:value-type="percentage">
            <text:p>25.3%</text:p>
          </table:table-cell>
          <table:table-cell table:style-name="ce30" office:value-type="percentage" office:value="0.793408537934085" calcext:value-type="percentage">
            <text:p>79.3%</text:p>
          </table:table-cell>
          <table:table-cell table:style-name="ce33" office:value-type="percentage" office:value="0.856260354647952" calcext:value-type="percentage">
            <text:p>85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5</text:p>
          </table:table-cell>
          <table:table-cell office:value-type="string" calcext:value-type="string">
            <text:p>1.A.1.Ei.565 - Llanos Seasonal Dry Forest</text:p>
          </table:table-cell>
          <table:table-cell table:style-name="ce9" office:value-type="percentage" office:value="0.14" calcext:value-type="percentage">
            <text:p>14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90056051484326" calcext:value-type="percentage">
            <text:p>69.0%</text:p>
          </table:table-cell>
          <table:table-cell table:style-name="ce24" office:value-type="percentage" office:value="0.964708324683413" calcext:value-type="percentage">
            <text:p>96.5%</text:p>
          </table:table-cell>
          <table:table-cell table:style-name="ce27" office:value-type="percentage" office:value="0.236661822711231" calcext:value-type="percentage">
            <text:p>23.7%</text:p>
          </table:table-cell>
          <table:table-cell table:style-name="ce30" office:value-type="percentage" office:value="0.820635250155699" calcext:value-type="percentage">
            <text:p>82.1%</text:p>
          </table:table-cell>
          <table:table-cell table:style-name="ce33" office:value-type="percentage" office:value="0.997142104602418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6</text:p>
          </table:table-cell>
          <table:table-cell office:value-type="string" calcext:value-type="string">
            <text:p>1.A.1.Ei.566 - Tumbes Guayaquil Seasonal Dry Forest</text:p>
          </table:table-cell>
          <table:table-cell table:style-name="ce9" office:value-type="percentage" office:value="0.54" calcext:value-type="percentage">
            <text:p>54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75350701402806" calcext:value-type="percentage">
            <text:p>67.5%</text:p>
          </table:table-cell>
          <table:table-cell table:style-name="ce24" office:value-type="percentage" office:value="0.959919839679359" calcext:value-type="percentage">
            <text:p>96.0%</text:p>
          </table:table-cell>
          <table:table-cell table:style-name="ce27" office:value-type="percentage" office:value="0.325985303941216" calcext:value-type="percentage">
            <text:p>32.6%</text:p>
          </table:table-cell>
          <table:table-cell table:style-name="ce30" office:value-type="percentage" office:value="0.804943219772879" calcext:value-type="percentage">
            <text:p>80.5%</text:p>
          </table:table-cell>
          <table:table-cell table:style-name="ce33" office:value-type="percentage" office:value="0.464772884013677" calcext:value-type="percentage">
            <text:p>46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Guianan Dry Forest</text:p>
          </table:table-cell>
          <table:table-cell office:value-type="string" calcext:value-type="string">
            <text:p>M567</text:p>
          </table:table-cell>
          <table:table-cell office:value-type="string" calcext:value-type="string">
            <text:p>1.A.1.Ej.567 - Central Guianan Seasonal Dry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87" calcext:value-type="percentage">
            <text:p>8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876383763837638" calcext:value-type="percentage">
            <text:p>87.6%</text:p>
          </table:table-cell>
          <table:table-cell table:style-name="ce24" office:value-type="percentage" office:value="0.920172201722017" calcext:value-type="percentage">
            <text:p>92.0%</text:p>
          </table:table-cell>
          <table:table-cell table:style-name="ce27" office:value-type="percentage" office:value="0.262607626076261" calcext:value-type="percentage">
            <text:p>26.3%</text:p>
          </table:table-cell>
          <table:table-cell table:style-name="ce30" office:value-type="percentage" office:value="0.236408364083641" calcext:value-type="percentage">
            <text:p>23.6%</text:p>
          </table:table-cell>
          <table:table-cell table:style-name="ce33" office:value-type="percentage" office:value="0.994185770808033" calcext:value-type="percentage">
            <text:p>99.4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68</text:p>
          </table:table-cell>
          <table:table-cell office:value-type="string" calcext:value-type="string">
            <text:p>1.A.1.Ek.568 - Brazilian Atlantic Seasonal Dry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07" calcext:value-type="percentage">
            <text:p>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02697302697303" calcext:value-type="percentage">
            <text:p>50.3%</text:p>
          </table:table-cell>
          <table:table-cell table:style-name="ce24" office:value-type="percentage" office:value="0.9996003996004" calcext:value-type="percentage">
            <text:p>100.0%</text:p>
          </table:table-cell>
          <table:table-cell table:style-name="ce27" office:value-type="percentage" office:value="0.271328671328671" calcext:value-type="percentage">
            <text:p>27.1%</text:p>
          </table:table-cell>
          <table:table-cell table:style-name="ce30" office:value-type="percentage" office:value="0.821178821178821" calcext:value-type="percentage">
            <text:p>82.1%</text:p>
          </table:table-cell>
          <table:table-cell table:style-name="ce33" office:value-type="percentage" office:value="0.845851683944015" calcext:value-type="percentage">
            <text:p>84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0</text:p>
          </table:table-cell>
          <table:table-cell office:value-type="string" calcext:value-type="string">
            <text:p>1.A.1.Ek.570 - Cerrado Seasonal Dry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83" calcext:value-type="percentage">
            <text:p>8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96148834114287" calcext:value-type="percentage">
            <text:p>69.6%</text:p>
          </table:table-cell>
          <table:table-cell table:style-name="ce24" office:value-type="percentage" office:value="0.589846674245155" calcext:value-type="percentage">
            <text:p>59.0%</text:p>
          </table:table-cell>
          <table:table-cell table:style-name="ce27" office:value-type="percentage" office:value="0.23187401225497" calcext:value-type="percentage">
            <text:p>23.2%</text:p>
          </table:table-cell>
          <table:table-cell table:style-name="ce30" office:value-type="percentage" office:value="0.855324812155156" calcext:value-type="percentage">
            <text:p>85.5%</text:p>
          </table:table-cell>
          <table:table-cell table:style-name="ce33" office:value-type="percentage" office:value="0.919885414427574" calcext:value-type="percentage">
            <text:p>92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1</text:p>
          </table:table-cell>
          <table:table-cell office:value-type="string" calcext:value-type="string">
            <text:p>1.A.1.Ek.571 - Parana Seasonal Dry Forest</text:p>
          </table:table-cell>
          <table:table-cell table:style-name="ce9" office:value-type="percentage" office:value="0.24" calcext:value-type="percentage">
            <text:p>24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02212545604331" calcext:value-type="percentage">
            <text:p>60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53971990114158" calcext:value-type="percentage">
            <text:p>25.4%</text:p>
          </table:table-cell>
          <table:table-cell table:style-name="ce30" office:value-type="percentage" office:value="0.583970813228198" calcext:value-type="percentage">
            <text:p>58.4%</text:p>
          </table:table-cell>
          <table:table-cell table:style-name="ce33" office:value-type="percentage" office:value="0.893163547479436" calcext:value-type="percentage">
            <text:p>89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2</text:p>
          </table:table-cell>
          <table:table-cell office:value-type="string" calcext:value-type="string">
            <text:p>1.A.1.Ek.572 - Caatinga Seasonal Dry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614710180224062" calcext:value-type="percentage">
            <text:p>61.5%</text:p>
          </table:table-cell>
          <table:table-cell table:style-name="ce24" office:value-type="percentage" office:value="0.989527520701413" calcext:value-type="percentage">
            <text:p>99.0%</text:p>
          </table:table-cell>
          <table:table-cell table:style-name="ce27" office:value-type="percentage" office:value="0.252435460301997" calcext:value-type="percentage">
            <text:p>25.2%</text:p>
          </table:table-cell>
          <table:table-cell table:style-name="ce30" office:value-type="percentage" office:value="0.976619581100828" calcext:value-type="percentage">
            <text:p>97.7%</text:p>
          </table:table-cell>
          <table:table-cell table:style-name="ce33" office:value-type="percentage" office:value="0.161877649067529" calcext:value-type="percentage">
            <text:p>16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very high confidenc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3</text:p>
          </table:table-cell>
          <table:table-cell office:value-type="string" calcext:value-type="string">
            <text:p>1.A.1.El.573 - Northern Andes Seasonal Dry Forest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643313047350453" calcext:value-type="percentage">
            <text:p>64.3%</text:p>
          </table:table-cell>
          <table:table-cell table:style-name="ce24" office:value-type="percentage" office:value="0.788333085943298" calcext:value-type="percentage">
            <text:p>78.8%</text:p>
          </table:table-cell>
          <table:table-cell table:style-name="ce27" office:value-type="percentage" office:value="0.244619266735936" calcext:value-type="percentage">
            <text:p>24.5%</text:p>
          </table:table-cell>
          <table:table-cell table:style-name="ce30" office:value-type="percentage" office:value="0.730146949680867" calcext:value-type="percentage">
            <text:p>73.0%</text:p>
          </table:table-cell>
          <table:table-cell table:style-name="ce33" office:value-type="percentage" office:value="0.833975029073477" calcext:value-type="percentage">
            <text:p>83.4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 but moderate scores in consistency tes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4</text:p>
          </table:table-cell>
          <table:table-cell office:value-type="string" calcext:value-type="string">
            <text:p>1.A.1.El.574 - Central Andes Seasonal Dry Forest</text:p>
          </table:table-cell>
          <table:table-cell table:style-name="ce9" office:value-type="percentage" office:value="0.3" calcext:value-type="percentage">
            <text:p>30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096190116937" calcext:value-type="percentage">
            <text:p>51.0%</text:p>
          </table:table-cell>
          <table:table-cell table:style-name="ce24" office:value-type="percentage" office:value="0.83572236891739" calcext:value-type="percentage">
            <text:p>83.6%</text:p>
          </table:table-cell>
          <table:table-cell table:style-name="ce27" office:value-type="percentage" office:value="0.216710675216899" calcext:value-type="percentage">
            <text:p>21.7%</text:p>
          </table:table-cell>
          <table:table-cell table:style-name="ce30" office:value-type="percentage" office:value="0.542248208223312" calcext:value-type="percentage">
            <text:p>54.2%</text:p>
          </table:table-cell>
          <table:table-cell table:style-name="ce33" office:value-type="percentage" office:value="0.788784452561114" calcext:value-type="percentage">
            <text:p>78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5</text:p>
          </table:table-cell>
          <table:table-cell office:value-type="string" calcext:value-type="string">
            <text:p>1.A.1.El.575 - Boliviano Tucumano Seasonal Dry Forest</text:p>
          </table:table-cell>
          <table:table-cell table:style-name="ce9" office:value-type="percentage" office:value="0.56" calcext:value-type="percentage">
            <text:p>56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543612334801762" calcext:value-type="percentage">
            <text:p>54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36123348017621" calcext:value-type="percentage">
            <text:p>23.6%</text:p>
          </table:table-cell>
          <table:table-cell table:style-name="ce30" office:value-type="percentage" office:value="0.768281938325991" calcext:value-type="percentage">
            <text:p>76.8%</text:p>
          </table:table-cell>
          <table:table-cell table:style-name="ce33" office:value-type="percentage" office:value="0.846460457834384" calcext:value-type="percentage">
            <text:p>84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578</text:p>
          </table:table-cell>
          <table:table-cell office:value-type="string" calcext:value-type="string">
            <text:p>1.A.2.Eg.578 - Mesoamerican Lowland Humid Forest</text:p>
          </table:table-cell>
          <table:table-cell table:style-name="ce9" office:value-type="percentage" office:value="0.1" calcext:value-type="percentage">
            <text:p>10.0%</text:p>
          </table:table-cell>
          <table:table-cell table:style-name="ce13" office:value-type="percentage" office:value="0.15" calcext:value-type="percentage">
            <text:p>15.0%</text:p>
          </table:table-cell>
          <table:table-cell/>
          <table:table-cell table:style-name="ce20" office:value-type="percentage" office:value="0.863570961412688" calcext:value-type="percentage">
            <text:p>86.4%</text:p>
          </table:table-cell>
          <table:table-cell table:style-name="ce24" office:value-type="percentage" office:value="0.812164813603663" calcext:value-type="percentage">
            <text:p>81.2%</text:p>
          </table:table-cell>
          <table:table-cell table:style-name="ce27" office:value-type="percentage" office:value="0.415434924787443" calcext:value-type="percentage">
            <text:p>41.5%</text:p>
          </table:table-cell>
          <table:table-cell table:style-name="ce30" office:value-type="percentage" office:value="0.860954872465664" calcext:value-type="percentage">
            <text:p>86.1%</text:p>
          </table:table-cell>
          <table:table-cell table:style-name="ce33" office:value-type="percentage" office:value="0.939188723136935" calcext:value-type="percentage">
            <text:p>93.9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79</text:p>
          </table:table-cell>
          <table:table-cell office:value-type="string" calcext:value-type="string">
            <text:p>1.A.2.Eh.579 - Guajiran Humid Forest</text:p>
          </table:table-cell>
          <table:table-cell table:style-name="ce9" office:value-type="percentage" office:value="0.31" calcext:value-type="percentage">
            <text:p>31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96900333810205" calcext:value-type="percentage">
            <text:p>49.7%</text:p>
          </table:table-cell>
          <table:table-cell table:style-name="ce24" office:value-type="percentage" office:value="0.835479256080114" calcext:value-type="percentage">
            <text:p>83.5%</text:p>
          </table:table-cell>
          <table:table-cell table:style-name="ce27" office:value-type="percentage" office:value="0.196471149260849" calcext:value-type="percentage">
            <text:p>19.6%</text:p>
          </table:table-cell>
          <table:table-cell table:style-name="ce30" office:value-type="percentage" office:value="0.658559847401049" calcext:value-type="percentage">
            <text:p>65.9%</text:p>
          </table:table-cell>
          <table:table-cell table:style-name="ce33" office:value-type="percentage" office:value="0.944675244356606" calcext:value-type="percentage">
            <text:p>9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0</text:p>
          </table:table-cell>
          <table:table-cell office:value-type="string" calcext:value-type="string">
            <text:p>1.A.2.Eh.580 - Catatumbo Magdalena Humid Forest</text:p>
          </table:table-cell>
          <table:table-cell table:style-name="ce9" office:value-type="percentage" office:value="0.21" calcext:value-type="percentage">
            <text:p>21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399379932356257" calcext:value-type="percentage">
            <text:p>39.9%</text:p>
          </table:table-cell>
          <table:table-cell table:style-name="ce24" office:value-type="percentage" office:value="0.700958286358512" calcext:value-type="percentage">
            <text:p>70.1%</text:p>
          </table:table-cell>
          <table:table-cell table:style-name="ce27" office:value-type="percentage" office:value="0.282130777903044" calcext:value-type="percentage">
            <text:p>28.2%</text:p>
          </table:table-cell>
          <table:table-cell table:style-name="ce30" office:value-type="percentage" office:value="0.690529875986471" calcext:value-type="percentage">
            <text:p>69.1%</text:p>
          </table:table-cell>
          <table:table-cell table:style-name="ce33" office:value-type="percentage" office:value="0.962142844723471" calcext:value-type="percentage">
            <text:p>96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1</text:p>
          </table:table-cell>
          <table:table-cell office:value-type="string" calcext:value-type="string">
            <text:p>1.A.2.Eh.581 - Choco-Darien Humid Forest</text:p>
          </table:table-cell>
          <table:table-cell table:style-name="ce9" office:value-type="percentage" office:value="0.53" calcext:value-type="percentage">
            <text:p>53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882663150955834" calcext:value-type="percentage">
            <text:p>88.3%</text:p>
          </table:table-cell>
          <table:table-cell table:style-name="ce24" office:value-type="percentage" office:value="0.951219512195122" calcext:value-type="percentage">
            <text:p>95.1%</text:p>
          </table:table-cell>
          <table:table-cell table:style-name="ce27" office:value-type="percentage" office:value="0.278839815425181" calcext:value-type="percentage">
            <text:p>27.9%</text:p>
          </table:table-cell>
          <table:table-cell table:style-name="ce30" office:value-type="percentage" office:value="0.829927488464074" calcext:value-type="percentage">
            <text:p>83.0%</text:p>
          </table:table-cell>
          <table:table-cell table:style-name="ce33" office:value-type="percentage" office:value="0.863661377553681" calcext:value-type="percentage">
            <text:p>86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2</text:p>
          </table:table-cell>
          <table:table-cell office:value-type="string" calcext:value-type="string">
            <text:p>1.A.2.Eh.582 - Western Ecuador Humid Forest</text:p>
          </table:table-cell>
          <table:table-cell table:style-name="ce9" office:value-type="percentage" office:value="0.62" calcext:value-type="percentage">
            <text:p>62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904290429042904" calcext:value-type="percentage">
            <text:p>90.4%</text:p>
          </table:table-cell>
          <table:table-cell table:style-name="ce24" office:value-type="percentage" office:value="0.947194719471947" calcext:value-type="percentage">
            <text:p>94.7%</text:p>
          </table:table-cell>
          <table:table-cell table:style-name="ce27" office:value-type="percentage" office:value="0.316831683168317" calcext:value-type="percentage">
            <text:p>31.7%</text:p>
          </table:table-cell>
          <table:table-cell table:style-name="ce30" office:value-type="percentage" office:value="0.656765676567657" calcext:value-type="percentage">
            <text:p>65.7%</text:p>
          </table:table-cell>
          <table:table-cell table:style-name="ce33" office:value-type="percentage" office:value="0.645066139750474" calcext:value-type="percentage">
            <text:p>6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table:style-name="ce4" office:value-type="string" calcext:value-type="string">
            <text:p>Colombian-Venezuelan Lowland Humid Forest</text:p>
          </table:table-cell>
          <table:table-cell office:value-type="string" calcext:value-type="string">
            <text:p>M583</text:p>
          </table:table-cell>
          <table:table-cell office:value-type="string" calcext:value-type="string">
            <text:p>1.A.2.Eh.583 - Llanos Humid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91442346323825" calcext:value-type="percentage">
            <text:p>69.1%</text:p>
          </table:table-cell>
          <table:table-cell table:style-name="ce24" office:value-type="percentage" office:value="0.968461229409401" calcext:value-type="percentage">
            <text:p>96.8%</text:p>
          </table:table-cell>
          <table:table-cell table:style-name="ce27" office:value-type="percentage" office:value="0.234833266372037" calcext:value-type="percentage">
            <text:p>23.5%</text:p>
          </table:table-cell>
          <table:table-cell table:style-name="ce30" office:value-type="percentage" office:value="0.83206106870229" calcext:value-type="percentage">
            <text:p>83.2%</text:p>
          </table:table-cell>
          <table:table-cell table:style-name="ce33" office:value-type="percentage" office:value="0.991911176386773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4</text:p>
          </table:table-cell>
          <table:table-cell office:value-type="string" calcext:value-type="string">
            <text:p>1.A.2.Ei.584 - Western Guianan Humid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4422310756972" calcext:value-type="percentage">
            <text:p>99.4%</text:p>
          </table:table-cell>
          <table:table-cell table:style-name="ce24" office:value-type="percentage" office:value="0.902788844621514" calcext:value-type="percentage">
            <text:p>90.3%</text:p>
          </table:table-cell>
          <table:table-cell table:style-name="ce27" office:value-type="percentage" office:value="0.279681274900398" calcext:value-type="percentage">
            <text:p>28.0%</text:p>
          </table:table-cell>
          <table:table-cell table:style-name="ce30" office:value-type="percentage" office:value="0.585657370517928" calcext:value-type="percentage">
            <text:p>58.6%</text:p>
          </table:table-cell>
          <table:table-cell table:style-name="ce33" office:value-type="percentage" office:value="0.999367429609083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5</text:p>
          </table:table-cell>
          <table:table-cell office:value-type="string" calcext:value-type="string">
            <text:p>1.A.2.Ei.585 - Central Guianan Humid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19192293442016" calcext:value-type="percentage">
            <text:p>81.9%</text:p>
          </table:table-cell>
          <table:table-cell table:style-name="ce24" office:value-type="percentage" office:value="0.999814746202297" calcext:value-type="percentage">
            <text:p>100.0%</text:p>
          </table:table-cell>
          <table:table-cell table:style-name="ce27" office:value-type="percentage" office:value="0.227676917376806" calcext:value-type="percentage">
            <text:p>22.8%</text:p>
          </table:table-cell>
          <table:table-cell table:style-name="ce30" office:value-type="percentage" office:value="0.777880696554279" calcext:value-type="percentage">
            <text:p>77.8%</text:p>
          </table:table-cell>
          <table:table-cell table:style-name="ce33" office:value-type="percentage" office:value="0.994717397798475" calcext:value-type="percentage">
            <text:p>99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6</text:p>
          </table:table-cell>
          <table:table-cell office:value-type="string" calcext:value-type="string">
            <text:p>1.A.2.Ei.586 - Eastern Guianan Humid Forest</text:p>
          </table:table-cell>
          <table:table-cell table:style-name="ce9" office:value-type="percentage" office:value="0.52" calcext:value-type="percentage">
            <text:p>52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7223273057426" calcext:value-type="percentage">
            <text:p>97.2%</text:p>
          </table:table-cell>
          <table:table-cell table:style-name="ce24" office:value-type="percentage" office:value="0.806990996443974" calcext:value-type="percentage">
            <text:p>80.7%</text:p>
          </table:table-cell>
          <table:table-cell table:style-name="ce27" office:value-type="percentage" office:value="0.235076038435348" calcext:value-type="percentage">
            <text:p>23.5%</text:p>
          </table:table-cell>
          <table:table-cell table:style-name="ce30" office:value-type="percentage" office:value="0.556631610804267" calcext:value-type="percentage">
            <text:p>55.7%</text:p>
          </table:table-cell>
          <table:table-cell table:style-name="ce33" office:value-type="percentage" office:value="0.996737193003554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7</text:p>
          </table:table-cell>
          <table:table-cell office:value-type="string" calcext:value-type="string">
            <text:p>1.A.2.Ei.587 - Orinoquian Humid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73412994772218" calcext:value-type="percentage">
            <text:p>87.3%</text:p>
          </table:table-cell>
          <table:table-cell table:style-name="ce24" office:value-type="percentage" office:value="0.903286034353996" calcext:value-type="percentage">
            <text:p>90.3%</text:p>
          </table:table-cell>
          <table:table-cell table:style-name="ce27" office:value-type="percentage" office:value="0.216455065969629" calcext:value-type="percentage">
            <text:p>21.6%</text:p>
          </table:table-cell>
          <table:table-cell table:style-name="ce30" office:value-type="percentage" office:value="0.588249937764501" calcext:value-type="percentage">
            <text:p>58.8%</text:p>
          </table:table-cell>
          <table:table-cell table:style-name="ce33" office:value-type="percentage" office:value="0.996610865996646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88</text:p>
          </table:table-cell>
          <table:table-cell office:value-type="string" calcext:value-type="string">
            <text:p>1.A.2.Ej.588 - Western Amazon Lowland Humid Forest</text:p>
          </table:table-cell>
          <table:table-cell table:style-name="ce9" office:value-type="percentage" office:value="0.55" calcext:value-type="percentage">
            <text:p>55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72270013156563" calcext:value-type="percentage">
            <text:p>97.2%</text:p>
          </table:table-cell>
          <table:table-cell table:style-name="ce24" office:value-type="percentage" office:value="0.853253719259184" calcext:value-type="percentage">
            <text:p>85.3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84019836048983" calcext:value-type="percentage">
            <text:p>88.4%</text:p>
          </table:table-cell>
          <table:table-cell table:style-name="ce33" office:value-type="percentage" office:value="0.997122568954117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89</text:p>
          </table:table-cell>
          <table:table-cell office:value-type="string" calcext:value-type="string">
            <text:p>1.A.2.Ej.589 - Western Amazon Subandean Humid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770183376994523" calcext:value-type="percentage">
            <text:p>77.0%</text:p>
          </table:table-cell>
          <table:table-cell table:style-name="ce24" office:value-type="percentage" office:value="0.930459633246011" calcext:value-type="percentage">
            <text:p>93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564896403905692" calcext:value-type="percentage">
            <text:p>56.5%</text:p>
          </table:table-cell>
          <table:table-cell table:style-name="ce33" office:value-type="percentage" office:value="0.994321122078561" calcext:value-type="percentage">
            <text:p>99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0</text:p>
          </table:table-cell>
          <table:table-cell office:value-type="string" calcext:value-type="string">
            <text:p>1.A.2.Ej.590 - Southwestern Amazon Lowland Humid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75521085797383" calcext:value-type="percentage">
            <text:p>97.6%</text:p>
          </table:table-cell>
          <table:table-cell table:style-name="ce24" office:value-type="percentage" office:value="0.775771530134109" calcext:value-type="percentage">
            <text:p>77.6%</text:p>
          </table:table-cell>
          <table:table-cell table:style-name="ce27" office:value-type="percentage" office:value="0.227581192438197" calcext:value-type="percentage">
            <text:p>22.8%</text:p>
          </table:table-cell>
          <table:table-cell table:style-name="ce30" office:value-type="percentage" office:value="0.858256584262401" calcext:value-type="percentage">
            <text:p>85.8%</text:p>
          </table:table-cell>
          <table:table-cell table:style-name="ce33" office:value-type="percentage" office:value="0.998126443300923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1</text:p>
          </table:table-cell>
          <table:table-cell office:value-type="string" calcext:value-type="string">
            <text:p>1.A.2.Ej.591 - Southwestern Amazon Subandean Humid Forest</text:p>
          </table:table-cell>
          <table:table-cell table:style-name="ce9" office:value-type="percentage" office:value="0.46" calcext:value-type="percentage">
            <text:p>46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9287749287749" calcext:value-type="percentage">
            <text:p>64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68945868945869" calcext:value-type="percentage">
            <text:p>26.9%</text:p>
          </table:table-cell>
          <table:table-cell table:style-name="ce30" office:value-type="percentage" office:value="0.751282051282051" calcext:value-type="percentage">
            <text:p>75.1%</text:p>
          </table:table-cell>
          <table:table-cell table:style-name="ce33" office:value-type="percentage" office:value="0.970079012862746" calcext:value-type="percentage">
            <text:p>97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2</text:p>
          </table:table-cell>
          <table:table-cell office:value-type="string" calcext:value-type="string">
            <text:p>1.A.2.Ej.592 - Northern Amazon Humid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78" calcext:value-type="percentage">
            <text:p>7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8829362817736" calcext:value-type="percentage">
            <text:p>98.9%</text:p>
          </table:table-cell>
          <table:table-cell table:style-name="ce24" office:value-type="percentage" office:value="0.854781716630571" calcext:value-type="percentage">
            <text:p>85.5%</text:p>
          </table:table-cell>
          <table:table-cell table:style-name="ce27" office:value-type="percentage" office:value="0.217656445913599" calcext:value-type="percentage">
            <text:p>21.8%</text:p>
          </table:table-cell>
          <table:table-cell table:style-name="ce30" office:value-type="percentage" office:value="0.791633420722672" calcext:value-type="percentage">
            <text:p>79.2%</text:p>
          </table:table-cell>
          <table:table-cell table:style-name="ce33" office:value-type="percentage" office:value="0.996264106616496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3</text:p>
          </table:table-cell>
          <table:table-cell office:value-type="string" calcext:value-type="string">
            <text:p>1.A.2.Ej.593 - Central Amazon Humid Forest</text:p>
          </table:table-cell>
          <table:table-cell table:style-name="ce9" office:value-type="percentage" office:value="0.33" calcext:value-type="percentage">
            <text:p>33.0%</text:p>
          </table:table-cell>
          <table:table-cell table:style-name="ce13" office:value-type="percentage" office:value="0.72" calcext:value-type="percentage">
            <text:p>7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66163473324302" calcext:value-type="percentage">
            <text:p>96.6%</text:p>
          </table:table-cell>
          <table:table-cell table:style-name="ce24" office:value-type="percentage" office:value="0.87820140636088" calcext:value-type="percentage">
            <text:p>87.8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8102703051416" calcext:value-type="percentage">
            <text:p>90.8%</text:p>
          </table:table-cell>
          <table:table-cell table:style-name="ce33" office:value-type="percentage" office:value="0.95709787862766" calcext:value-type="percentage">
            <text:p>95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5</text:p>
          </table:table-cell>
          <table:table-cell office:value-type="string" calcext:value-type="string">
            <text:p>1.A.2.Ek.595 - Brazilian Atlantic Humid Forest</text:p>
          </table:table-cell>
          <table:table-cell table:style-name="ce9" office:value-type="percentage" office:value="0.64" calcext:value-type="percentage">
            <text:p>64.0%</text:p>
          </table:table-cell>
          <table:table-cell table:style-name="ce13" office:value-type="percentage" office:value="0.64" calcext:value-type="percentage">
            <text:p>6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81047992164545" calcext:value-type="percentage">
            <text:p>58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757835455435847" calcext:value-type="percentage">
            <text:p>75.8%</text:p>
          </table:table-cell>
          <table:table-cell table:style-name="ce33" office:value-type="percentage" office:value="0.807968074765295" calcext:value-type="percentage">
            <text:p>80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6</text:p>
          </table:table-cell>
          <table:table-cell office:value-type="string" calcext:value-type="string">
            <text:p>1.A.2.Ek.596 - Parana Humid Forest</text:p>
          </table:table-cell>
          <table:table-cell table:style-name="ce9" office:value-type="percentage" office:value="0.61" calcext:value-type="percentage">
            <text:p>61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97302784222738" calcext:value-type="percentage">
            <text:p>59.7%</text:p>
          </table:table-cell>
          <table:table-cell table:style-name="ce24" office:value-type="percentage" office:value="0.989994199535963" calcext:value-type="percentage">
            <text:p>99.0%</text:p>
          </table:table-cell>
          <table:table-cell table:style-name="ce27" office:value-type="percentage" office:value="0.265951276102088" calcext:value-type="percentage">
            <text:p>26.6%</text:p>
          </table:table-cell>
          <table:table-cell table:style-name="ce30" office:value-type="percentage" office:value="0.703596287703016" calcext:value-type="percentage">
            <text:p>70.4%</text:p>
          </table:table-cell>
          <table:table-cell table:style-name="ce33" office:value-type="percentage" office:value="0.889544107268878" calcext:value-type="percentage">
            <text:p>89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7</text:p>
          </table:table-cell>
          <table:table-cell office:value-type="string" calcext:value-type="string">
            <text:p>1.A.2.Ek.597 - Cerrado Humid Forest</text:p>
          </table:table-cell>
          <table:table-cell table:style-name="ce9" office:value-type="percentage" office:value="0.34" calcext:value-type="percentage">
            <text:p>34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29558230161741" calcext:value-type="percentage">
            <text:p>73.0%</text:p>
          </table:table-cell>
          <table:table-cell table:style-name="ce24" office:value-type="percentage" office:value="0.896575507811153" calcext:value-type="percentage">
            <text:p>89.7%</text:p>
          </table:table-cell>
          <table:table-cell table:style-name="ce27" office:value-type="percentage" office:value="0.242438872986861" calcext:value-type="percentage">
            <text:p>24.2%</text:p>
          </table:table-cell>
          <table:table-cell table:style-name="ce30" office:value-type="percentage" office:value="0.893023416215471" calcext:value-type="percentage">
            <text:p>89.3%</text:p>
          </table:table-cell>
          <table:table-cell table:style-name="ce33" office:value-type="percentage" office:value="0.946037282967268" calcext:value-type="percentage">
            <text:p>94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598</text:p>
          </table:table-cell>
          <table:table-cell office:value-type="string" calcext:value-type="string">
            <text:p>1.A.3.Eg.598 - Caribbean Montane Humid Forest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94" calcext:value-type="percentage">
            <text:p>94.0%</text:p>
          </table:table-cell>
          <table:table-cell/>
          <table:table-cell table:style-name="ce20" office:value-type="percentage" office:value="0.858197932053176" calcext:value-type="percentage">
            <text:p>85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394387001477105" calcext:value-type="percentage">
            <text:p>39.4%</text:p>
          </table:table-cell>
          <table:table-cell table:style-name="ce30" office:value-type="percentage" office:value="0.645494830132939" calcext:value-type="percentage">
            <text:p>64.5%</text:p>
          </table:table-cell>
          <table:table-cell table:style-name="ce33" office:value-type="percentage" office:value="0.733830872141714" calcext:value-type="percentage">
            <text:p>73.4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0</text:p>
          </table:table-cell>
          <table:table-cell office:value-type="string" calcext:value-type="string">
            <text:p>1.A.3.Eg.600 - Mesoamerican Montane Humi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536842105263158" calcext:value-type="percentage">
            <text:p>53.7%</text:p>
          </table:table-cell>
          <table:table-cell table:style-name="ce24" office:value-type="percentage" office:value="0.701754385964912" calcext:value-type="percentage">
            <text:p>70.2%</text:p>
          </table:table-cell>
          <table:table-cell table:style-name="ce27" office:value-type="percentage" office:value="0.322267206477733" calcext:value-type="percentage">
            <text:p>32.2%</text:p>
          </table:table-cell>
          <table:table-cell table:style-name="ce30" office:value-type="percentage" office:value="0.622402159244264" calcext:value-type="percentage">
            <text:p>62.2%</text:p>
          </table:table-cell>
          <table:table-cell table:style-name="ce33" office:value-type="percentage" office:value="0.882317200037391" calcext:value-type="percentage">
            <text:p>88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, because it was not evaluated by experts, performed poorly in field validation and mostly moderate or low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1</text:p>
          </table:table-cell>
          <table:table-cell office:value-type="string" calcext:value-type="string">
            <text:p>1.A.3.Eg.601 - Mesoamerican Pine-Oak Forest</text:p>
          </table:table-cell>
          <table:table-cell table:style-name="ce9" office:value-type="percentage" office:value="0.8" calcext:value-type="percentage">
            <text:p>80.0%</text:p>
          </table:table-cell>
          <table:table-cell table:style-name="ce13" office:value-type="percentage" office:value="0.98" calcext:value-type="percentage">
            <text:p>98.0%</text:p>
          </table:table-cell>
          <table:table-cell/>
          <table:table-cell table:style-name="ce20" office:value-type="percentage" office:value="0.657137411854393" calcext:value-type="percentage">
            <text:p>65.7%</text:p>
          </table:table-cell>
          <table:table-cell table:style-name="ce24" office:value-type="percentage" office:value="0.792262245092434" calcext:value-type="percentage">
            <text:p>79.2%</text:p>
          </table:table-cell>
          <table:table-cell table:style-name="ce27" office:value-type="percentage" office:value="0.328759291023442" calcext:value-type="percentage">
            <text:p>32.9%</text:p>
          </table:table-cell>
          <table:table-cell table:style-name="ce30" office:value-type="percentage" office:value="0.82275586049171" calcext:value-type="percentage">
            <text:p>82.3%</text:p>
          </table:table-cell>
          <table:table-cell table:style-name="ce33" office:value-type="percentage" office:value="0.883496931410909" calcext:value-type="percentage">
            <text:p>88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2</text:p>
          </table:table-cell>
          <table:table-cell office:value-type="string" calcext:value-type="string">
            <text:p>1.A.3.Eg.602 - Southern Mesoamerican Montane Humid Forest</text:p>
          </table:table-cell>
          <table:table-cell table:style-name="ce9" office:value-type="percentage" office:value="0.31" calcext:value-type="percentage">
            <text:p>31.0%</text:p>
          </table:table-cell>
          <table:table-cell table:style-name="ce13" office:value-type="percentage" office:value="0.31" calcext:value-type="percentage">
            <text:p>31.0%</text:p>
          </table:table-cell>
          <table:table-cell/>
          <table:table-cell table:style-name="ce20" office:value-type="percentage" office:value="0.932166301969365" calcext:value-type="percentage">
            <text:p>93.2%</text:p>
          </table:table-cell>
          <table:table-cell table:style-name="ce24" office:value-type="percentage" office:value="0.978118161925602" calcext:value-type="percentage">
            <text:p>97.8%</text:p>
          </table:table-cell>
          <table:table-cell table:style-name="ce27" office:value-type="percentage" office:value="0.424507658643326" calcext:value-type="percentage">
            <text:p>42.5%</text:p>
          </table:table-cell>
          <table:table-cell table:style-name="ce30" office:value-type="percentage" office:value="0.781181619256017" calcext:value-type="percentage">
            <text:p>78.1%</text:p>
          </table:table-cell>
          <table:table-cell table:style-name="ce33" office:value-type="percentage" office:value="0.995787092791871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Guianan Montane Humid Forest</text:p>
          </table:table-cell>
          <table:table-cell office:value-type="string" calcext:value-type="string">
            <text:p>M603</text:p>
          </table:table-cell>
          <table:table-cell office:value-type="string" calcext:value-type="string">
            <text:p>1.A.3.Eh.603 - Central Guianan Montane Humid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17176429929152" calcext:value-type="percentage">
            <text:p>81.7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54363227924659" calcext:value-type="percentage">
            <text:p>25.4%</text:p>
          </table:table-cell>
          <table:table-cell table:style-name="ce30" office:value-type="percentage" office:value="0.794366683946777" calcext:value-type="percentage">
            <text:p>79.4%</text:p>
          </table:table-cell>
          <table:table-cell table:style-name="ce33" office:value-type="percentage" office:value="0.984825338203708" calcext:value-type="percentage">
            <text:p>98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Guianan Montane Humid Forest</text:p>
          </table:table-cell>
          <table:table-cell office:value-type="string" calcext:value-type="string">
            <text:p>M604</text:p>
          </table:table-cell>
          <table:table-cell office:value-type="string" calcext:value-type="string">
            <text:p>1.A.3.Eh.604 - Eastern Guianan Montane Humid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56" calcext:value-type="percentage">
            <text:p>56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914340712223292" calcext:value-type="percentage">
            <text:p>91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3139007287227" calcext:value-type="percentage">
            <text:p>29.3%</text:p>
          </table:table-cell>
          <table:table-cell table:style-name="ce30" office:value-type="percentage" office:value="0.299601264952564" calcext:value-type="percentage">
            <text:p>30.0%</text:p>
          </table:table-cell>
          <table:table-cell table:style-name="ce33" office:value-type="percentage" office:value="0.996806610574337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6</text:p>
          </table:table-cell>
          <table:table-cell office:value-type="string" calcext:value-type="string">
            <text:p>1.A.3.Ej.606 - Northern Andean Montane &amp; Upper Montane Humid Forest</text:p>
          </table:table-cell>
          <table:table-cell table:style-name="ce9" office:value-type="percentage" office:value="0.59" calcext:value-type="percentage">
            <text:p>59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60140562248996" calcext:value-type="percentage">
            <text:p>66.0%</text:p>
          </table:table-cell>
          <table:table-cell table:style-name="ce24" office:value-type="percentage" office:value="0.873493975903614" calcext:value-type="percentage">
            <text:p>87.3%</text:p>
          </table:table-cell>
          <table:table-cell table:style-name="ce27" office:value-type="percentage" office:value="0.251840696117805" calcext:value-type="percentage">
            <text:p>25.2%</text:p>
          </table:table-cell>
          <table:table-cell table:style-name="ce30" office:value-type="percentage" office:value="0.811077643908969" calcext:value-type="percentage">
            <text:p>81.1%</text:p>
          </table:table-cell>
          <table:table-cell table:style-name="ce33" office:value-type="percentage" office:value="0.704206732685078" calcext:value-type="percentage">
            <text:p>70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7</text:p>
          </table:table-cell>
          <table:table-cell office:value-type="string" calcext:value-type="string">
            <text:p>1.A.3.Ej.607 - Northern Andean Lower Montane Humid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702255395099789" calcext:value-type="percentage">
            <text:p>70.2%</text:p>
          </table:table-cell>
          <table:table-cell table:style-name="ce24" office:value-type="percentage" office:value="0.792471199091352" calcext:value-type="percentage">
            <text:p>79.2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797176699659257" calcext:value-type="percentage">
            <text:p>79.7%</text:p>
          </table:table-cell>
          <table:table-cell table:style-name="ce33" office:value-type="percentage" office:value="0.771207164211244" calcext:value-type="percentage">
            <text:p>77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9</text:p>
          </table:table-cell>
          <table:table-cell office:value-type="string" calcext:value-type="string">
            <text:p>1.A.3.Ej.609 - Northern Andes Venezuelan Coastal Ridge Forest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79" calcext:value-type="percentage">
            <text:p>7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54671280276817" calcext:value-type="percentage">
            <text:p>85.5%</text:p>
          </table:table-cell>
          <table:table-cell table:style-name="ce24" office:value-type="percentage" office:value="0.859861591695502" calcext:value-type="percentage">
            <text:p>86.0%</text:p>
          </table:table-cell>
          <table:table-cell table:style-name="ce27" office:value-type="percentage" office:value="0.245674740484429" calcext:value-type="percentage">
            <text:p>24.6%</text:p>
          </table:table-cell>
          <table:table-cell table:style-name="ce30" office:value-type="percentage" office:value="0.278546712802768" calcext:value-type="percentage">
            <text:p>27.9%</text:p>
          </table:table-cell>
          <table:table-cell table:style-name="ce33" office:value-type="percentage" office:value="0.931173100709589" calcext:value-type="percentage">
            <text:p>93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0</text:p>
          </table:table-cell>
          <table:table-cell office:value-type="string" calcext:value-type="string">
            <text:p>1.A.3.Ej.610 - Central Andean (Yungas) Montane &amp; Upper Montane Humid Forest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283868157398" calcext:value-type="percentage">
            <text:p>52.8%</text:p>
          </table:table-cell>
          <table:table-cell table:style-name="ce24" office:value-type="percentage" office:value="0.908523304777116" calcext:value-type="percentage">
            <text:p>90.9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72513431102076" calcext:value-type="percentage">
            <text:p>87.3%</text:p>
          </table:table-cell>
          <table:table-cell table:style-name="ce33" office:value-type="percentage" office:value="0.51623045982352" calcext:value-type="percentage">
            <text:p>51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1</text:p>
          </table:table-cell>
          <table:table-cell office:value-type="string" calcext:value-type="string">
            <text:p>1.A.3.Ej.611 - Central Andean (Yungas) Lower Montane Humid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77" calcext:value-type="percentage">
            <text:p>7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91079812206573" calcext:value-type="percentage">
            <text:p>79.1%</text:p>
          </table:table-cell>
          <table:table-cell table:style-name="ce24" office:value-type="percentage" office:value="0.840040241448692" calcext:value-type="percentage">
            <text:p>84.0%</text:p>
          </table:table-cell>
          <table:table-cell table:style-name="ce27" office:value-type="percentage" office:value="0.282696177062374" calcext:value-type="percentage">
            <text:p>28.3%</text:p>
          </table:table-cell>
          <table:table-cell table:style-name="ce30" office:value-type="percentage" office:value="0.6579476861167" calcext:value-type="percentage">
            <text:p>65.8%</text:p>
          </table:table-cell>
          <table:table-cell table:style-name="ce33" office:value-type="percentage" office:value="0.827266092026258" calcext:value-type="percentage">
            <text:p>82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2</text:p>
          </table:table-cell>
          <table:table-cell office:value-type="string" calcext:value-type="string">
            <text:p>1.A.3.Ej.612 - Bolivian-Tucuman Montane &amp; Upper Montane Humid Forest</text:p>
          </table:table-cell>
          <table:table-cell table:style-name="ce9" office:value-type="percentage" office:value="0.54" calcext:value-type="percentage">
            <text:p>54.0%</text:p>
          </table:table-cell>
          <table:table-cell table:style-name="ce13" office:value-type="percentage" office:value="0.83" calcext:value-type="percentage">
            <text:p>8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38371753720455" calcext:value-type="percentage">
            <text:p>53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2935512109717" calcext:value-type="percentage">
            <text:p>22.9%</text:p>
          </table:table-cell>
          <table:table-cell table:style-name="ce30" office:value-type="percentage" office:value="0.735628829880362" calcext:value-type="percentage">
            <text:p>73.6%</text:p>
          </table:table-cell>
          <table:table-cell table:style-name="ce33" office:value-type="percentage" office:value="0.653106689693787" calcext:value-type="percentage">
            <text:p>65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3</text:p>
          </table:table-cell>
          <table:table-cell office:value-type="string" calcext:value-type="string">
            <text:p>1.A.3.Ej.613 - Bolivian-Tucuman Lower Montane Humid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30798969072165" calcext:value-type="percentage">
            <text:p>63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27126288659794" calcext:value-type="percentage">
            <text:p>22.7%</text:p>
          </table:table-cell>
          <table:table-cell table:style-name="ce30" office:value-type="percentage" office:value="0.644974226804124" calcext:value-type="percentage">
            <text:p>64.5%</text:p>
          </table:table-cell>
          <table:table-cell table:style-name="ce33" office:value-type="percentage" office:value="0.926548219170563" calcext:value-type="percentage">
            <text:p>92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4</text:p>
          </table:table-cell>
          <table:table-cell office:value-type="string" calcext:value-type="string">
            <text:p>1.A.3.Ej.614 - Moist Puna Humid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716473450694146" calcext:value-type="percentage">
            <text:p>71.6%</text:p>
          </table:table-cell>
          <table:table-cell table:style-name="ce24" office:value-type="percentage" office:value="0.964362387290683" calcext:value-type="percentage">
            <text:p>96.4%</text:p>
          </table:table-cell>
          <table:table-cell table:style-name="ce27" office:value-type="percentage" office:value="0.164162015171032" calcext:value-type="percentage">
            <text:p>16.4%</text:p>
          </table:table-cell>
          <table:table-cell table:style-name="ce30" office:value-type="percentage" office:value="0.896808358379848" calcext:value-type="percentage">
            <text:p>89.7%</text:p>
          </table:table-cell>
          <table:table-cell table:style-name="ce33" office:value-type="percentage" office:value="0.0724588242848428" calcext:value-type="percentage">
            <text:p>7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 and low overlap with historic forest cov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5</text:p>
          </table:table-cell>
          <table:table-cell office:value-type="string" calcext:value-type="string">
            <text:p>1.A.3.Ej.615 - Eastern Subandean Ridge Montane Humid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40650406504065" calcext:value-type="percentage">
            <text:p>84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17886178861789" calcext:value-type="percentage">
            <text:p>21.8%</text:p>
          </table:table-cell>
          <table:table-cell table:style-name="ce30" office:value-type="percentage" office:value="0.426016260162602" calcext:value-type="percentage">
            <text:p>42.6%</text:p>
          </table:table-cell>
          <table:table-cell table:style-name="ce33" office:value-type="percentage" office:value="0.82357609458511" calcext:value-type="percentage">
            <text:p>82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Brazilian-Parana Montane Humid Forest</text:p>
          </table:table-cell>
          <table:table-cell office:value-type="string" calcext:value-type="string">
            <text:p>M616</text:p>
          </table:table-cell>
          <table:table-cell office:value-type="string" calcext:value-type="string">
            <text:p>1.A.3.Ek.616 - Brazilian Atlantic Montane Humid Forest</text:p>
          </table:table-cell>
          <table:table-cell table:style-name="ce9" office:value-type="percentage" office:value="0.46" calcext:value-type="percentage">
            <text:p>46.0%</text:p>
          </table:table-cell>
          <table:table-cell table:style-name="ce13" office:value-type="percentage" office:value="0.54" calcext:value-type="percentage">
            <text:p>5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91585913495628" calcext:value-type="percentage">
            <text:p>59.2%</text:p>
          </table:table-cell>
          <table:table-cell table:style-name="ce24" office:value-type="percentage" office:value="0.999881824627748" calcext:value-type="percentage">
            <text:p>100.0%</text:p>
          </table:table-cell>
          <table:table-cell table:style-name="ce27" office:value-type="percentage" office:value="0.235759867643583" calcext:value-type="percentage">
            <text:p>23.6%</text:p>
          </table:table-cell>
          <table:table-cell table:style-name="ce30" office:value-type="percentage" office:value="0.780311982982746" calcext:value-type="percentage">
            <text:p>78.0%</text:p>
          </table:table-cell>
          <table:table-cell table:style-name="ce33" office:value-type="percentage" office:value="0.924506691779911" calcext:value-type="percentage">
            <text:p>92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7</text:p>
          </table:table-cell>
          <table:table-cell office:value-type="string" calcext:value-type="string">
            <text:p>1.A.4.Ed.617 - Caribbean Swamp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64646464646465" calcext:value-type="percentage">
            <text:p>86.5%</text:p>
          </table:table-cell>
          <table:table-cell table:style-name="ce24" office:value-type="percentage" office:value="0.870707070707071" calcext:value-type="percentage">
            <text:p>87.1%</text:p>
          </table:table-cell>
          <table:table-cell table:style-name="ce27" office:value-type="percentage" office:value="0.290909090909091" calcext:value-type="percentage">
            <text:p>29.1%</text:p>
          </table:table-cell>
          <table:table-cell table:style-name="ce30" office:value-type="percentage" office:value="0.636363636363636" calcext:value-type="percentage">
            <text:p>63.6%</text:p>
          </table:table-cell>
          <table:table-cell table:style-name="ce33" office:value-type="percentage" office:value="0.922310969116081" calcext:value-type="percentage">
            <text:p>92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8</text:p>
          </table:table-cell>
          <table:table-cell office:value-type="string" calcext:value-type="string">
            <text:p>1.A.4.Ed.618 - Caribbean Floodplain Forest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ce13" office:value-type="percentage" office:value="0.5" calcext:value-type="percentage">
            <text:p>50.0%</text:p>
          </table:table-cell>
          <table:table-cell/>
          <table:table-cell table:style-name="ce20" office:value-type="percentage" office:value="0.917630564318262" calcext:value-type="percentage">
            <text:p>91.8%</text:p>
          </table:table-cell>
          <table:table-cell table:style-name="ce24" office:value-type="percentage" office:value="0.775324220119173" calcext:value-type="percentage">
            <text:p>77.5%</text:p>
          </table:table-cell>
          <table:table-cell table:style-name="ce27" office:value-type="percentage" office:value="0.27795303189625" calcext:value-type="percentage">
            <text:p>27.8%</text:p>
          </table:table-cell>
          <table:table-cell table:style-name="ce30" office:value-type="percentage" office:value="0.192779530318962" calcext:value-type="percentage">
            <text:p>19.3%</text:p>
          </table:table-cell>
          <table:table-cell table:style-name="ce33" office:value-type="percentage" office:value="0.92833829998581" calcext:value-type="percentage">
            <text:p>92.8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, because it was not evaluated by experts, and had moderate performance in field validation and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9</text:p>
          </table:table-cell>
          <table:table-cell office:value-type="string" calcext:value-type="string">
            <text:p>1.A.4.Ed.619 - Mesoamerican Coastal Plain Swamp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55721003134796" calcext:value-type="percentage">
            <text:p>95.6%</text:p>
          </table:table-cell>
          <table:table-cell table:style-name="ce24" office:value-type="percentage" office:value="0.952978056426332" calcext:value-type="percentage">
            <text:p>95.3%</text:p>
          </table:table-cell>
          <table:table-cell table:style-name="ce27" office:value-type="percentage" office:value="0.310344827586207" calcext:value-type="percentage">
            <text:p>31.0%</text:p>
          </table:table-cell>
          <table:table-cell table:style-name="ce30" office:value-type="percentage" office:value="0.807210031347962" calcext:value-type="percentage">
            <text:p>80.7%</text:p>
          </table:table-cell>
          <table:table-cell table:style-name="ce33" office:value-type="percentage" office:value="0.930965537757025" calcext:value-type="percentage">
            <text:p>93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20</text:p>
          </table:table-cell>
          <table:table-cell office:value-type="string" calcext:value-type="string">
            <text:p>1.A.4.Ed.620 - Mesoamerican Floodplain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51" calcext:value-type="percentage">
            <text:p>51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14686623012161" calcext:value-type="percentage">
            <text:p>91.5%</text:p>
          </table:table-cell>
          <table:table-cell table:style-name="ce24" office:value-type="percentage" office:value="0.976987839101964" calcext:value-type="percentage">
            <text:p>97.7%</text:p>
          </table:table-cell>
          <table:table-cell table:style-name="ce27" office:value-type="percentage" office:value="0.398316183348924" calcext:value-type="percentage">
            <text:p>39.8%</text:p>
          </table:table-cell>
          <table:table-cell table:style-name="ce30" office:value-type="percentage" office:value="0.689242282507016" calcext:value-type="percentage">
            <text:p>68.9%</text:p>
          </table:table-cell>
          <table:table-cell table:style-name="ce33" office:value-type="percentage" office:value="0.968260152854788" calcext:value-type="percentage">
            <text:p>96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1</text:p>
          </table:table-cell>
          <table:table-cell office:value-type="string" calcext:value-type="string">
            <text:p>1.A.4.Ei.621 - Guajiran Flooded Forest</text:p>
          </table:table-cell>
          <table:table-cell table:style-name="ce9" office:value-type="percentage" office:value="0.24" calcext:value-type="percentage">
            <text:p>24.0%</text:p>
          </table:table-cell>
          <table:table-cell table:style-name="ce13" office:value-type="percentage" office:value="0.85" calcext:value-type="percentage">
            <text:p>8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34283607766036" calcext:value-type="percentage">
            <text:p>53.4%</text:p>
          </table:table-cell>
          <table:table-cell table:style-name="ce24" office:value-type="percentage" office:value="0.825755713934628" calcext:value-type="percentage">
            <text:p>82.6%</text:p>
          </table:table-cell>
          <table:table-cell table:style-name="ce27" office:value-type="percentage" office:value="0.246743671663799" calcext:value-type="percentage">
            <text:p>24.7%</text:p>
          </table:table-cell>
          <table:table-cell table:style-name="ce30" office:value-type="percentage" office:value="0.569918898992381" calcext:value-type="percentage">
            <text:p>57.0%</text:p>
          </table:table-cell>
          <table:table-cell table:style-name="ce33" office:value-type="percentage" office:value="0.818815208874593" calcext:value-type="percentage">
            <text:p>8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2</text:p>
          </table:table-cell>
          <table:table-cell office:value-type="string" calcext:value-type="string">
            <text:p>1.A.4.Ei.622 - Choco-Darien Floodplain Forest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ce13" office:value-type="percentage" office:value="0.15" calcext:value-type="percentage">
            <text:p>15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0750256937307" calcext:value-type="percentage">
            <text:p>99.1%</text:p>
          </table:table-cell>
          <table:table-cell table:style-name="ce24" office:value-type="percentage" office:value="0.943473792394656" calcext:value-type="percentage">
            <text:p>94.3%</text:p>
          </table:table-cell>
          <table:table-cell table:style-name="ce27" office:value-type="percentage" office:value="0.211716341212744" calcext:value-type="percentage">
            <text:p>21.2%</text:p>
          </table:table-cell>
          <table:table-cell table:style-name="ce30" office:value-type="percentage" office:value="0.367934224049332" calcext:value-type="percentage">
            <text:p>36.8%</text:p>
          </table:table-cell>
          <table:table-cell table:style-name="ce33" office:value-type="percentage" office:value="0.970427746280178" calcext:value-type="percentage">
            <text:p>97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4</text:p>
          </table:table-cell>
          <table:table-cell office:value-type="string" calcext:value-type="string">
            <text:p>1.A.4.Ei.624 - Llanos Flooded &amp; Swamp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66507291417643" calcext:value-type="percentage">
            <text:p>66.7%</text:p>
          </table:table-cell>
          <table:table-cell table:style-name="ce24" office:value-type="percentage" office:value="0.978484341381783" calcext:value-type="percentage">
            <text:p>97.8%</text:p>
          </table:table-cell>
          <table:table-cell table:style-name="ce27" office:value-type="percentage" office:value="0.221372220894095" calcext:value-type="percentage">
            <text:p>22.1%</text:p>
          </table:table-cell>
          <table:table-cell table:style-name="ce30" office:value-type="percentage" office:value="0.826679416686589" calcext:value-type="percentage">
            <text:p>82.7%</text:p>
          </table:table-cell>
          <table:table-cell table:style-name="ce33" office:value-type="percentage" office:value="0.99952840956878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5</text:p>
          </table:table-cell>
          <table:table-cell office:value-type="string" calcext:value-type="string">
            <text:p>1.A.4.Ei.625 - Guayaquil Flooded &amp; Swamp Forest</text:p>
          </table:table-cell>
          <table:table-cell table:style-name="ce9" office:value-type="percentage" office:value="0.19" calcext:value-type="percentage">
            <text:p>19.0%</text:p>
          </table:table-cell>
          <table:table-cell table:style-name="ce13" office:value-type="percentage" office:value="0.77" calcext:value-type="percentage">
            <text:p>7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63276836158192" calcext:value-type="percentage">
            <text:p>96.3%</text:p>
          </table:table-cell>
          <table:table-cell table:style-name="ce24" office:value-type="percentage" office:value="0.935028248587571" calcext:value-type="percentage">
            <text:p>93.5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689265536723164" calcext:value-type="percentage">
            <text:p>68.9%</text:p>
          </table:table-cell>
          <table:table-cell table:style-name="ce33" office:value-type="percentage" office:value="0.136033073067042" calcext:value-type="percentage">
            <text:p>13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6</text:p>
          </table:table-cell>
          <table:table-cell office:value-type="string" calcext:value-type="string">
            <text:p>1.A.4.Ej.626 - Guianan Riparian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49" calcext:value-type="percentage">
            <text:p>4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66900837611456" calcext:value-type="percentage">
            <text:p>96.7%</text:p>
          </table:table-cell>
          <table:table-cell table:style-name="ce24" office:value-type="percentage" office:value="0.853958389624426" calcext:value-type="percentage">
            <text:p>85.4%</text:p>
          </table:table-cell>
          <table:table-cell table:style-name="ce27" office:value-type="percentage" office:value="0.23750337746555" calcext:value-type="percentage">
            <text:p>23.8%</text:p>
          </table:table-cell>
          <table:table-cell table:style-name="ce30" office:value-type="percentage" office:value="0.352202107538503" calcext:value-type="percentage">
            <text:p>35.2%</text:p>
          </table:table-cell>
          <table:table-cell table:style-name="ce33" office:value-type="percentage" office:value="0.995719545501561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7</text:p>
          </table:table-cell>
          <table:table-cell office:value-type="string" calcext:value-type="string">
            <text:p>1.A.4.Ej.627 - Guianan Swamp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976358183973778" calcext:value-type="percentage">
            <text:p>97.6%</text:p>
          </table:table-cell>
          <table:table-cell table:style-name="ce24" office:value-type="percentage" office:value="0.92774949438594" calcext:value-type="percentage">
            <text:p>92.8%</text:p>
          </table:table-cell>
          <table:table-cell table:style-name="ce27" office:value-type="percentage" office:value="0.247576539507637" calcext:value-type="percentage">
            <text:p>24.8%</text:p>
          </table:table-cell>
          <table:table-cell table:style-name="ce30" office:value-type="percentage" office:value="0.420391938070995" calcext:value-type="percentage">
            <text:p>42.0%</text:p>
          </table:table-cell>
          <table:table-cell table:style-name="ce33" office:value-type="percentage" office:value="0.922743217213797" calcext:value-type="percentage">
            <text:p>92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8</text:p>
          </table:table-cell>
          <table:table-cell office:value-type="string" calcext:value-type="string">
            <text:p>1.A.4.Ej.628 - Orinoco Delta Swamp Forest</text:p>
          </table:table-cell>
          <table:table-cell table:style-name="ce9" office:value-type="percentage" office:value="0.56" calcext:value-type="percentage">
            <text:p>56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0603448275862" calcext:value-type="percentage">
            <text:p>98.1%</text:p>
          </table:table-cell>
          <table:table-cell table:style-name="ce24" office:value-type="percentage" office:value="0.875" calcext:value-type="percentage">
            <text:p>87.5%</text:p>
          </table:table-cell>
          <table:table-cell table:style-name="ce27" office:value-type="percentage" office:value="0.316810344827586" calcext:value-type="percentage">
            <text:p>31.7%</text:p>
          </table:table-cell>
          <table:table-cell table:style-name="ce30" office:value-type="percentage" office:value="0.726831896551724" calcext:value-type="percentage">
            <text:p>72.7%</text:p>
          </table:table-cell>
          <table:table-cell table:style-name="ce33" office:value-type="percentage" office:value="0.966869929292403" calcext:value-type="percentage">
            <text:p>96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29</text:p>
          </table:table-cell>
          <table:table-cell office:value-type="string" calcext:value-type="string">
            <text:p>1.A.4.Ek.629 - Northern Andean Riparian &amp; Flooded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87586825005602" calcext:value-type="percentage">
            <text:p>78.8%</text:p>
          </table:table-cell>
          <table:table-cell table:style-name="ce24" office:value-type="percentage" office:value="0.946448577190231" calcext:value-type="percentage">
            <text:p>94.6%</text:p>
          </table:table-cell>
          <table:table-cell table:style-name="ce27" office:value-type="percentage" office:value="0.258794532825454" calcext:value-type="percentage">
            <text:p>25.9%</text:p>
          </table:table-cell>
          <table:table-cell table:style-name="ce30" office:value-type="percentage" office:value="0.478601837329151" calcext:value-type="percentage">
            <text:p>47.9%</text:p>
          </table:table-cell>
          <table:table-cell table:style-name="ce33" office:value-type="percentage" office:value="0.840049980355659" calcext:value-type="percentage">
            <text:p>84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0</text:p>
          </table:table-cell>
          <table:table-cell office:value-type="string" calcext:value-type="string">
            <text:p>1.A.4.Ek.630 - Central Andean Riparian &amp; Flooded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3130659767141" calcext:value-type="percentage">
            <text:p>43.1%</text:p>
          </table:table-cell>
          <table:table-cell table:style-name="ce24" office:value-type="percentage" office:value="0.946701164294955" calcext:value-type="percentage">
            <text:p>94.7%</text:p>
          </table:table-cell>
          <table:table-cell table:style-name="ce27" office:value-type="percentage" office:value="0.231824062095731" calcext:value-type="percentage">
            <text:p>23.2%</text:p>
          </table:table-cell>
          <table:table-cell table:style-name="ce30" office:value-type="percentage" office:value="0.586028460543338" calcext:value-type="percentage">
            <text:p>58.6%</text:p>
          </table:table-cell>
          <table:table-cell table:style-name="ce33" office:value-type="percentage" office:value="0.287224901872718" calcext:value-type="percentage">
            <text:p>28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1</text:p>
          </table:table-cell>
          <table:table-cell office:value-type="string" calcext:value-type="string">
            <text:p>1.A.4.Ek.631 - Bolivian-Tucuman Dry Valley Riparian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1791044776119" calcext:value-type="percentage">
            <text:p>64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2675511332228" calcext:value-type="percentage">
            <text:p>24.3%</text:p>
          </table:table-cell>
          <table:table-cell table:style-name="ce30" office:value-type="percentage" office:value="0.561359867330017" calcext:value-type="percentage">
            <text:p>56.1%</text:p>
          </table:table-cell>
          <table:table-cell table:style-name="ce33" office:value-type="percentage" office:value="0.668337774038237" calcext:value-type="percentage">
            <text:p>66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2</text:p>
          </table:table-cell>
          <table:table-cell office:value-type="string" calcext:value-type="string">
            <text:p>1.A.4.Ek.632 - Eastern Subandean Ridge Riparian &amp; Flooded Forest</text:p>
          </table:table-cell>
          <table:table-cell table:style-name="ce9" office:value-type="percentage" office:value="0.85" calcext:value-type="percentage">
            <text:p>85.0%</text:p>
          </table:table-cell>
          <table:table-cell table:style-name="ce13" office:value-type="percentage" office:value="0.89" calcext:value-type="percentage">
            <text:p>89.0%</text:p>
          </table:table-cell>
          <table:table-cell/>
          <table:table-cell table:style-name="ce20" office:value-type="percentage" office:value="0.970149253731343" calcext:value-type="percentage">
            <text:p>97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00597014925373134" calcext:value-type="percentage">
            <text:p>0.6%</text:p>
          </table:table-cell>
          <table:table-cell table:style-name="ce30" office:value-type="percentage" office:value="0.133333333333333" calcext:value-type="percentage">
            <text:p>13.3%</text:p>
          </table:table-cell>
          <table:table-cell table:style-name="ce33" office:value-type="percentage" office:value="0.991707798617966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3</text:p>
          </table:table-cell>
          <table:table-cell office:value-type="string" calcext:value-type="string">
            <text:p>1.A.4.El.633 - Western Amazon Floodplain Forest</text:p>
          </table:table-cell>
          <table:table-cell table:style-name="ce9" office:value-type="percentage" office:value="0.15" calcext:value-type="percentage">
            <text:p>15.0%</text:p>
          </table:table-cell>
          <table:table-cell table:style-name="ce13" office:value-type="percentage" office:value="0.6" calcext:value-type="percentage">
            <text:p>6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7056054771074" calcext:value-type="percentage">
            <text:p>98.7%</text:p>
          </table:table-cell>
          <table:table-cell table:style-name="ce24" office:value-type="percentage" office:value="0.856332905434318" calcext:value-type="percentage">
            <text:p>85.6%</text:p>
          </table:table-cell>
          <table:table-cell table:style-name="ce27" office:value-type="percentage" office:value="0.216516902011125" calcext:value-type="percentage">
            <text:p>21.7%</text:p>
          </table:table-cell>
          <table:table-cell table:style-name="ce30" office:value-type="percentage" office:value="0.758878904578519" calcext:value-type="percentage">
            <text:p>75.9%</text:p>
          </table:table-cell>
          <table:table-cell table:style-name="ce33" office:value-type="percentage" office:value="0.998237163983139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4</text:p>
          </table:table-cell>
          <table:table-cell office:value-type="string" calcext:value-type="string">
            <text:p>1.A.4.El.634 - Western Amazon Swamp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1124472120822" calcext:value-type="percentage">
            <text:p>99.1%</text:p>
          </table:table-cell>
          <table:table-cell table:style-name="ce24" office:value-type="percentage" office:value="0.901295540763009" calcext:value-type="percentage">
            <text:p>90.1%</text:p>
          </table:table-cell>
          <table:table-cell table:style-name="ce27" office:value-type="percentage" office:value="0.211080094481426" calcext:value-type="percentage">
            <text:p>21.1%</text:p>
          </table:table-cell>
          <table:table-cell table:style-name="ce30" office:value-type="percentage" office:value="0.529668599241286" calcext:value-type="percentage">
            <text:p>53.0%</text:p>
          </table:table-cell>
          <table:table-cell table:style-name="ce33" office:value-type="percentage" office:value="0.99962687741727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5</text:p>
          </table:table-cell>
          <table:table-cell office:value-type="string" calcext:value-type="string">
            <text:p>1.A.4.El.635 - Southwestern Amazon Floodplain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69" calcext:value-type="percentage">
            <text:p>6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85021862498837" calcext:value-type="percentage">
            <text:p>98.5%</text:p>
          </table:table-cell>
          <table:table-cell table:style-name="ce24" office:value-type="percentage" office:value="0.91045678667783" calcext:value-type="percentage">
            <text:p>91.0%</text:p>
          </table:table-cell>
          <table:table-cell table:style-name="ce27" office:value-type="percentage" office:value="0.222857940273514" calcext:value-type="percentage">
            <text:p>22.3%</text:p>
          </table:table-cell>
          <table:table-cell table:style-name="ce30" office:value-type="percentage" office:value="0.639222253232859" calcext:value-type="percentage">
            <text:p>63.9%</text:p>
          </table:table-cell>
          <table:table-cell table:style-name="ce33" office:value-type="percentage" office:value="0.992379553101924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6</text:p>
          </table:table-cell>
          <table:table-cell office:value-type="string" calcext:value-type="string">
            <text:p>1.A.4.El.636 - Southern Amazon Swamp Forest</text:p>
          </table:table-cell>
          <table:table-cell table:style-name="ce9" office:value-type="percentage" office:value="0.3" calcext:value-type="percentage">
            <text:p>30.0%</text:p>
          </table:table-cell>
          <table:table-cell table:style-name="ce13" office:value-type="percentage" office:value="0.66" calcext:value-type="percentage">
            <text:p>6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2365506329114" calcext:value-type="percentage">
            <text:p>99.2%</text:p>
          </table:table-cell>
          <table:table-cell table:style-name="ce24" office:value-type="percentage" office:value="0.982199367088608" calcext:value-type="percentage">
            <text:p>98.2%</text:p>
          </table:table-cell>
          <table:table-cell table:style-name="ce27" office:value-type="percentage" office:value="0.232990506329114" calcext:value-type="percentage">
            <text:p>23.3%</text:p>
          </table:table-cell>
          <table:table-cell table:style-name="ce30" office:value-type="percentage" office:value="0.378164556962025" calcext:value-type="percentage">
            <text:p>37.8%</text:p>
          </table:table-cell>
          <table:table-cell table:style-name="ce33" office:value-type="percentage" office:value="0.987584540139849" calcext:value-type="percentage">
            <text:p>98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7</text:p>
          </table:table-cell>
          <table:table-cell office:value-type="string" calcext:value-type="string">
            <text:p>1.A.4.El.637 - Northern Amazon Floodplain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9" calcext:value-type="percentage">
            <text:p>9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874554337779" calcext:value-type="percentage">
            <text:p>99.9%</text:p>
          </table:table-cell>
          <table:table-cell table:style-name="ce24" office:value-type="percentage" office:value="0.941370658919847" calcext:value-type="percentage">
            <text:p>94.1%</text:p>
          </table:table-cell>
          <table:table-cell table:style-name="ce27" office:value-type="percentage" office:value="0.242506272283111" calcext:value-type="percentage">
            <text:p>24.3%</text:p>
          </table:table-cell>
          <table:table-cell table:style-name="ce30" office:value-type="percentage" office:value="0.771490822659448" calcext:value-type="percentage">
            <text:p>77.1%</text:p>
          </table:table-cell>
          <table:table-cell table:style-name="ce33" office:value-type="percentage" office:value="0.998877770305675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8</text:p>
          </table:table-cell>
          <table:table-cell office:value-type="string" calcext:value-type="string">
            <text:p>1.A.4.El.638 - Central Amazon Floodplain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73" calcext:value-type="percentage">
            <text:p>7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64589355551777" calcext:value-type="percentage">
            <text:p>96.5%</text:p>
          </table:table-cell>
          <table:table-cell table:style-name="ce24" office:value-type="percentage" office:value="0.51275293317463" calcext:value-type="percentage">
            <text:p>51.3%</text:p>
          </table:table-cell>
          <table:table-cell table:style-name="ce27" office:value-type="percentage" office:value="0.20621492943377" calcext:value-type="percentage">
            <text:p>20.6%</text:p>
          </table:table-cell>
          <table:table-cell table:style-name="ce30" office:value-type="percentage" office:value="0.609207617752083" calcext:value-type="percentage">
            <text:p>60.9%</text:p>
          </table:table-cell>
          <table:table-cell table:style-name="ce33" office:value-type="percentage" office:value="0.975733453032462" calcext:value-type="percentage">
            <text:p>97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9</text:p>
          </table:table-cell>
          <table:table-cell office:value-type="string" calcext:value-type="string">
            <text:p>1.A.4.El.639 - South-Central Amazon Floodplain Forest</text:p>
          </table:table-cell>
          <table:table-cell table:style-name="ce9" office:value-type="percentage" office:value="0.34" calcext:value-type="percentage">
            <text:p>34.0%</text:p>
          </table:table-cell>
          <table:table-cell table:style-name="ce13" office:value-type="percentage" office:value="0.58" calcext:value-type="percentage">
            <text:p>5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091052175966" calcext:value-type="percentage">
            <text:p>99.1%</text:p>
          </table:table-cell>
          <table:table-cell table:style-name="ce24" office:value-type="percentage" office:value="0.957031557409302" calcext:value-type="percentage">
            <text:p>95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485047611552687" calcext:value-type="percentage">
            <text:p>48.5%</text:p>
          </table:table-cell>
          <table:table-cell table:style-name="ce33" office:value-type="percentage" office:value="0.99808838864708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40</text:p>
          </table:table-cell>
          <table:table-cell office:value-type="string" calcext:value-type="string">
            <text:p>1.A.4.El.640 - Amazon Delta Swamp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1923960193927" calcext:value-type="percentage">
            <text:p>91.9%</text:p>
          </table:table-cell>
          <table:table-cell table:style-name="ce24" office:value-type="percentage" office:value="0.851875478438377" calcext:value-type="percentage">
            <text:p>85.2%</text:p>
          </table:table-cell>
          <table:table-cell table:style-name="ce27" office:value-type="percentage" office:value="0.224036744067364" calcext:value-type="percentage">
            <text:p>22.4%</text:p>
          </table:table-cell>
          <table:table-cell table:style-name="ce30" office:value-type="percentage" office:value="0.39895381474866" calcext:value-type="percentage">
            <text:p>39.9%</text:p>
          </table:table-cell>
          <table:table-cell table:style-name="ce33" office:value-type="percentage" office:value="0.954677450643905" calcext:value-type="percentage">
            <text:p>95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1</text:p>
          </table:table-cell>
          <table:table-cell office:value-type="string" calcext:value-type="string">
            <text:p>1.A.4.Em.641 - Brazilian Atlantic Coastal Plain Swamp</text:p>
          </table:table-cell>
          <table:table-cell table:style-name="ce9" office:value-type="percentage" office:value="0.77" calcext:value-type="percentage">
            <text:p>77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357371794871795" calcext:value-type="percentage">
            <text:p>35.7%</text:p>
          </table:table-cell>
          <table:table-cell table:style-name="ce24" office:value-type="percentage" office:value="0.951923076923077" calcext:value-type="percentage">
            <text:p>95.2%</text:p>
          </table:table-cell>
          <table:table-cell table:style-name="ce27" office:value-type="percentage" office:value="0.344551282051282" calcext:value-type="percentage">
            <text:p>34.5%</text:p>
          </table:table-cell>
          <table:table-cell table:style-name="ce30" office:value-type="percentage" office:value="0.528044871794872" calcext:value-type="percentage">
            <text:p>52.8%</text:p>
          </table:table-cell>
          <table:table-cell table:style-name="ce33" office:value-type="percentage" office:value="0.908412988949902" calcext:value-type="percentage">
            <text:p>90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2</text:p>
          </table:table-cell>
          <table:table-cell office:value-type="string" calcext:value-type="string">
            <text:p>1.A.4.Em.642 - Parana Floodplain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13760465962869" calcext:value-type="percentage">
            <text:p>61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8143429195486" calcext:value-type="percentage">
            <text:p>29.8%</text:p>
          </table:table-cell>
          <table:table-cell table:style-name="ce30" office:value-type="percentage" office:value="0.594830724426647" calcext:value-type="percentage">
            <text:p>59.5%</text:p>
          </table:table-cell>
          <table:table-cell table:style-name="ce33" office:value-type="percentage" office:value="0.820292995775648" calcext:value-type="percentage">
            <text:p>82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3</text:p>
          </table:table-cell>
          <table:table-cell office:value-type="string" calcext:value-type="string">
            <text:p>1.A.4.Em.643 - Cerrado Floodplain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70201492017012" calcext:value-type="percentage">
            <text:p>77.0%</text:p>
          </table:table-cell>
          <table:table-cell table:style-name="ce24" office:value-type="percentage" office:value="0.876315972948477" calcext:value-type="percentage">
            <text:p>87.6%</text:p>
          </table:table-cell>
          <table:table-cell table:style-name="ce27" office:value-type="percentage" office:value="0.240988635571359" calcext:value-type="percentage">
            <text:p>24.1%</text:p>
          </table:table-cell>
          <table:table-cell table:style-name="ce30" office:value-type="percentage" office:value="0.782576866764275" calcext:value-type="percentage">
            <text:p>78.3%</text:p>
          </table:table-cell>
          <table:table-cell table:style-name="ce33" office:value-type="percentage" office:value="0.954506091911084" calcext:value-type="percentage">
            <text:p>95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4</text:p>
          </table:table-cell>
          <table:table-cell office:value-type="string" calcext:value-type="string">
            <text:p>1.A.4.Em.644 - Beni Chiquitano Swamp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988372093023256" calcext:value-type="percentage">
            <text:p>98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617481956696071" calcext:value-type="percentage">
            <text:p>61.7%</text:p>
          </table:table-cell>
          <table:table-cell table:style-name="ce33" office:value-type="percentage" office:value="0.820384566335568" calcext:value-type="percentage">
            <text:p>82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5</text:p>
          </table:table-cell>
          <table:table-cell office:value-type="string" calcext:value-type="string">
            <text:p>1.A.4.Em.645 - Beni Floodplain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87" calcext:value-type="percentage">
            <text:p>87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04371584699454" calcext:value-type="percentage">
            <text:p>20.4%</text:p>
          </table:table-cell>
          <table:table-cell table:style-name="ce30" office:value-type="percentage" office:value="0.818032786885246" calcext:value-type="percentage">
            <text:p>81.8%</text:p>
          </table:table-cell>
          <table:table-cell table:style-name="ce33" office:value-type="percentage" office:value="0.697538393958337" calcext:value-type="percentage">
            <text:p>6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6</text:p>
          </table:table-cell>
          <table:table-cell office:value-type="string" calcext:value-type="string">
            <text:p>1.A.4.Em.646 - Pantanal Floodplain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66" calcext:value-type="percentage">
            <text:p>66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994897959183674" calcext:value-type="percentage">
            <text:p>99.5%</text:p>
          </table:table-cell>
          <table:table-cell table:style-name="ce24" office:value-type="percentage" office:value="0.985621521335807" calcext:value-type="percentage">
            <text:p>98.6%</text:p>
          </table:table-cell>
          <table:table-cell table:style-name="ce27" office:value-type="percentage" office:value="0.241187384044527" calcext:value-type="percentage">
            <text:p>24.1%</text:p>
          </table:table-cell>
          <table:table-cell table:style-name="ce30" office:value-type="percentage" office:value="0.86178107606679" calcext:value-type="percentage">
            <text:p>86.2%</text:p>
          </table:table-cell>
          <table:table-cell table:style-name="ce33" office:value-type="percentage" office:value="0.675630933228536" calcext:value-type="percentage">
            <text:p>67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7</text:p>
          </table:table-cell>
          <table:table-cell office:value-type="string" calcext:value-type="string">
            <text:p>1.A.4.En.647 - Northern Chaco Floodplain Forest &amp; Woodland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74057468921948" calcext:value-type="percentage">
            <text:p>37.4%</text:p>
          </table:table-cell>
          <table:table-cell table:style-name="ce24" office:value-type="percentage" office:value="0.897085795801916" calcext:value-type="percentage">
            <text:p>89.7%</text:p>
          </table:table-cell>
          <table:table-cell table:style-name="ce27" office:value-type="percentage" office:value="0.227735887507642" calcext:value-type="percentage">
            <text:p>22.8%</text:p>
          </table:table-cell>
          <table:table-cell table:style-name="ce30" office:value-type="percentage" office:value="0.834318320766252" calcext:value-type="percentage">
            <text:p>83.4%</text:p>
          </table:table-cell>
          <table:table-cell table:style-name="ce33" office:value-type="percentage" office:value="0.481724989197971" calcext:value-type="percentage">
            <text:p>48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8</text:p>
          </table:table-cell>
          <table:table-cell office:value-type="string" calcext:value-type="string">
            <text:p>1.A.4.En.648 - Northern Chaco Riparian Shrubland &amp; Woodland</text:p>
          </table:table-cell>
          <table:table-cell table:style-name="ce9" office:value-type="percentage" office:value="0.2" calcext:value-type="percentage">
            <text:p>20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68479374243412" calcext:value-type="percentage">
            <text:p>46.8%</text:p>
          </table:table-cell>
          <table:table-cell table:style-name="ce24" office:value-type="percentage" office:value="0.997206443802961" calcext:value-type="percentage">
            <text:p>99.7%</text:p>
          </table:table-cell>
          <table:table-cell table:style-name="ce27" office:value-type="percentage" office:value="0.189403110159233" calcext:value-type="percentage">
            <text:p>18.9%</text:p>
          </table:table-cell>
          <table:table-cell table:style-name="ce30" office:value-type="percentage" office:value="0.889561411677065" calcext:value-type="percentage">
            <text:p>89.0%</text:p>
          </table:table-cell>
          <table:table-cell table:style-name="ce33" office:value-type="percentage" office:value="0.26895534199168" calcext:value-type="percentage">
            <text:p>26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9</text:p>
          </table:table-cell>
          <table:table-cell office:value-type="string" calcext:value-type="string">
            <text:p>1.A.4.En.649 - Northern Chaco Palm Swamp</text:p>
          </table:table-cell>
          <table:table-cell table:style-name="ce9" office:value-type="percentage" office:value="0.13" calcext:value-type="percentage">
            <text:p>13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35665058580289" calcext:value-type="percentage">
            <text:p>53.6%</text:p>
          </table:table-cell>
          <table:table-cell table:style-name="ce24" office:value-type="percentage" office:value="0.899552033080634" calcext:value-type="percentage">
            <text:p>90.0%</text:p>
          </table:table-cell>
          <table:table-cell table:style-name="ce27" office:value-type="percentage" office:value="0.26223294279807" calcext:value-type="percentage">
            <text:p>26.2%</text:p>
          </table:table-cell>
          <table:table-cell table:style-name="ce30" office:value-type="percentage" office:value="0.506891798759476" calcext:value-type="percentage">
            <text:p>50.7%</text:p>
          </table:table-cell>
          <table:table-cell table:style-name="ce33" office:value-type="percentage" office:value="0.293034840830727" calcext:value-type="percentage">
            <text:p>29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50</text:p>
          </table:table-cell>
          <table:table-cell office:value-type="string" calcext:value-type="string">
            <text:p>1.A.4.En.650 - Southern Chaco Floodplain Forest &amp; Woodland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Very low</text:p>
          </table:table-cell>
          <table:table-cell table:style-name="ce20" office:value-type="percentage" office:value="0.679841897233202" calcext:value-type="percentage">
            <text:p>68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490118577075099" calcext:value-type="percentage">
            <text:p>49.0%</text:p>
          </table:table-cell>
          <table:table-cell table:style-name="ce30" office:value-type="percentage" office:value="0.391304347826087" calcext:value-type="percentage">
            <text:p>39.1%</text:p>
          </table:table-cell>
          <table:table-cell table:style-name="ce33" office:value-type="percentage" office:value="0.223140495867769" calcext:value-type="percentage">
            <text:p>22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very low expert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hilean Mediterranean Forest</text:p>
          </table:table-cell>
          <table:table-cell office:value-type="string" calcext:value-type="string">
            <text:p>M652</text:p>
          </table:table-cell>
          <table:table-cell office:value-type="string" calcext:value-type="string">
            <text:p>1.B.1.Ef.652 - Central Chilean (Mediterranean) Sclerophyllous Forest</text:p>
          </table:table-cell>
          <table:table-cell table:style-name="ce9" office:value-type="percentage" office:value="0.59" calcext:value-type="percentage">
            <text:p>59.0%</text:p>
          </table:table-cell>
          <table:table-cell table:style-name="ce13" office:value-type="percentage" office:value="0.71" calcext:value-type="percentage">
            <text:p>71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76108726752504" calcext:value-type="percentage">
            <text:p>77.6%</text:p>
          </table:table-cell>
          <table:table-cell table:style-name="ce24" office:value-type="percentage" office:value="0.984263233190272" calcext:value-type="percentage">
            <text:p>98.4%</text:p>
          </table:table-cell>
          <table:table-cell table:style-name="ce27" office:value-type="percentage" office:value="0.28755364806867" calcext:value-type="percentage">
            <text:p>28.8%</text:p>
          </table:table-cell>
          <table:table-cell table:style-name="ce30" office:value-type="percentage" office:value="0.856938483547926" calcext:value-type="percentage">
            <text:p>85.7%</text:p>
          </table:table-cell>
          <table:table-cell table:style-name="ce33" office:value-type="percentage" office:value="0.197452241451349" calcext:value-type="percentage">
            <text:p>19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hilean Mediterranean Forest</text:p>
          </table:table-cell>
          <table:table-cell office:value-type="string" calcext:value-type="string">
            <text:p>M653</text:p>
          </table:table-cell>
          <table:table-cell office:value-type="string" calcext:value-type="string">
            <text:p>1.B.1.Ef.653 - Central Chilean (Mediterranean) Deciduous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7324306898775" calcext:value-type="percentage">
            <text:p>47.3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0780141843972" calcext:value-type="percentage">
            <text:p>29.1%</text:p>
          </table:table-cell>
          <table:table-cell table:style-name="ce30" office:value-type="percentage" office:value="0.571889103803997" calcext:value-type="percentage">
            <text:p>57.2%</text:p>
          </table:table-cell>
          <table:table-cell table:style-name="ce33" office:value-type="percentage" office:value="0.310163860858509" calcext:value-type="percentage">
            <text:p>31.0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South American Warm Temperate Forest</text:p>
          </table:table-cell>
          <table:table-cell office:value-type="string" calcext:value-type="string">
            <text:p>M654</text:p>
          </table:table-cell>
          <table:table-cell office:value-type="string" calcext:value-type="string">
            <text:p>1.B.1.Eg.654 - Espinal Deciduous Forest &amp; Woodland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44995764250272" calcext:value-type="percentage">
            <text:p>44.5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2266731211424" calcext:value-type="percentage">
            <text:p>29.2%</text:p>
          </table:table-cell>
          <table:table-cell table:style-name="ce30" office:value-type="percentage" office:value="0.927629190366695" calcext:value-type="percentage">
            <text:p>92.8%</text:p>
          </table:table-cell>
          <table:table-cell table:style-name="ce33" office:value-type="percentage" office:value="0.107547989917598" calcext:value-type="percentage">
            <text:p>10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5</text:p>
          </table:table-cell>
          <table:table-cell office:value-type="string" calcext:value-type="string">
            <text:p>1.B.2.Ee.655 - Valdivian Lower Montane Evergreen Forest</text:p>
          </table:table-cell>
          <table:table-cell table:style-name="ce9" office:value-type="percentage" office:value="0.12" calcext:value-type="percentage">
            <text:p>12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16724577252722" calcext:value-type="percentage">
            <text:p>41.7%</text:p>
          </table:table-cell>
          <table:table-cell table:style-name="ce24" office:value-type="percentage" office:value="0.908037989344452" calcext:value-type="percentage">
            <text:p>90.8%</text:p>
          </table:table-cell>
          <table:table-cell table:style-name="ce27" office:value-type="percentage" office:value="0.245309242529534" calcext:value-type="percentage">
            <text:p>24.5%</text:p>
          </table:table-cell>
          <table:table-cell table:style-name="ce30" office:value-type="percentage" office:value="0.448227936066713" calcext:value-type="percentage">
            <text:p>44.8%</text:p>
          </table:table-cell>
          <table:table-cell table:style-name="ce33" office:value-type="percentage" office:value="0.639312519961674" calcext:value-type="percentage">
            <text:p>63.9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6</text:p>
          </table:table-cell>
          <table:table-cell office:value-type="string" calcext:value-type="string">
            <text:p>1.B.2.Ee.656 - Valdivian Lower Montane Deciduous Forest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36342592592593" calcext:value-type="percentage">
            <text:p>43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3248456790123" calcext:value-type="percentage">
            <text:p>24.3%</text:p>
          </table:table-cell>
          <table:table-cell table:style-name="ce30" office:value-type="percentage" office:value="0.278356481481481" calcext:value-type="percentage">
            <text:p>27.8%</text:p>
          </table:table-cell>
          <table:table-cell table:style-name="ce33" office:value-type="percentage" office:value="0.933202201651806" calcext:value-type="percentage">
            <text:p>93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to moderate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7</text:p>
          </table:table-cell>
          <table:table-cell office:value-type="string" calcext:value-type="string">
            <text:p>1.B.2.Ee.657 - Valdivian Montane &amp; Upper Montane Deciduous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83" calcext:value-type="percentage">
            <text:p>83.0%</text:p>
          </table:table-cell>
          <table:table-cell/>
          <table:table-cell table:style-name="ce20" office:value-type="percentage" office:value="0.407808159087586" calcext:value-type="percentage">
            <text:p>40.8%</text:p>
          </table:table-cell>
          <table:table-cell table:style-name="ce24" office:value-type="percentage" office:value="0.828045035823951" calcext:value-type="percentage">
            <text:p>82.8%</text:p>
          </table:table-cell>
          <table:table-cell table:style-name="ce27" office:value-type="percentage" office:value="0.245649948822927" calcext:value-type="percentage">
            <text:p>24.6%</text:p>
          </table:table-cell>
          <table:table-cell table:style-name="ce30" office:value-type="percentage" office:value="0.656382512063167" calcext:value-type="percentage">
            <text:p>65.6%</text:p>
          </table:table-cell>
          <table:table-cell table:style-name="ce33" office:value-type="percentage" office:value="0.850673401355856" calcext:value-type="percentage">
            <text:p>85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moderate to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8</text:p>
          </table:table-cell>
          <table:table-cell office:value-type="string" calcext:value-type="string">
            <text:p>1.B.2.Ee.658 - Valdivian Montane &amp; Upper Montane Evergreen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37151394422311" calcext:value-type="percentage">
            <text:p>33.7%</text:p>
          </table:table-cell>
          <table:table-cell table:style-name="ce24" office:value-type="percentage" office:value="0.790338645418327" calcext:value-type="percentage">
            <text:p>79.0%</text:p>
          </table:table-cell>
          <table:table-cell table:style-name="ce27" office:value-type="percentage" office:value="0.224601593625498" calcext:value-type="percentage">
            <text:p>22.5%</text:p>
          </table:table-cell>
          <table:table-cell table:style-name="ce30" office:value-type="percentage" office:value="0.705843293492696" calcext:value-type="percentage">
            <text:p>70.6%</text:p>
          </table:table-cell>
          <table:table-cell table:style-name="ce33" office:value-type="percentage" office:value="0.940469516655188" calcext:value-type="percentage">
            <text:p>94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Magellanian Cool Temperate Forest</text:p>
          </table:table-cell>
          <table:table-cell office:value-type="string" calcext:value-type="string">
            <text:p>M659</text:p>
          </table:table-cell>
          <table:table-cell office:value-type="string" calcext:value-type="string">
            <text:p>1.B.2.Ef.659 - Magellanian Temperate Evergreen Forest</text:p>
          </table:table-cell>
          <table:table-cell table:style-name="ce9" office:value-type="percentage" office:value="0.23" calcext:value-type="percentage">
            <text:p>23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79499908071337" calcext:value-type="percentage">
            <text:p>47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1485567199853" calcext:value-type="percentage">
            <text:p>28.1%</text:p>
          </table:table-cell>
          <table:table-cell table:style-name="ce30" office:value-type="percentage" office:value="0.627505056076485" calcext:value-type="percentage">
            <text:p>62.8%</text:p>
          </table:table-cell>
          <table:table-cell table:style-name="ce33" office:value-type="percentage" office:value="0.502219154554283" calcext:value-type="percentage">
            <text:p>50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western North American Flooded &amp; Swamp Forest</text:p>
          </table:table-cell>
          <table:table-cell office:value-type="string" calcext:value-type="string">
            <text:p>M660</text:p>
          </table:table-cell>
          <table:table-cell office:value-type="string" calcext:value-type="string">
            <text:p>1.B.3.Nd.660 - Mexican Interior Riparia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8603066439523" calcext:value-type="percentage">
            <text:p>86.0%</text:p>
          </table:table-cell>
          <table:table-cell table:style-name="ce24" office:value-type="percentage" office:value="0.890119250425894" calcext:value-type="percentage">
            <text:p>89.0%</text:p>
          </table:table-cell>
          <table:table-cell table:style-name="ce27" office:value-type="percentage" office:value="0.201873935264055" calcext:value-type="percentage">
            <text:p>20.2%</text:p>
          </table:table-cell>
          <table:table-cell table:style-name="ce30" office:value-type="percentage" office:value="0.436967632027257" calcext:value-type="percentage">
            <text:p>43.7%</text:p>
          </table:table-cell>
          <table:table-cell table:style-name="ce33" office:value-type="percentage" office:value="0.782067152659973" calcext:value-type="percentage">
            <text:p>78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Pampean Temperate Flooded &amp; Swamp Forest</text:p>
          </table:table-cell>
          <table:table-cell office:value-type="string" calcext:value-type="string">
            <text:p>M661</text:p>
          </table:table-cell>
          <table:table-cell office:value-type="string" calcext:value-type="string">
            <text:p>1.B.3.Eh.661 - Espinal Floodplain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44" calcext:value-type="percentage">
            <text:p>4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16223067173638" calcext:value-type="percentage">
            <text:p>51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106463878327" calcext:value-type="percentage">
            <text:p>21.1%</text:p>
          </table:table-cell>
          <table:table-cell table:style-name="ce30" office:value-type="percentage" office:value="0.895690747782003" calcext:value-type="percentage">
            <text:p>89.6%</text:p>
          </table:table-cell>
          <table:table-cell table:style-name="ce33" office:value-type="percentage" office:value="0.14794322576584" calcext:value-type="percentage">
            <text:p>14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Chilean Mediterranean Flooded &amp; Swamp Forest</text:p>
          </table:table-cell>
          <table:table-cell office:value-type="string" calcext:value-type="string">
            <text:p>M662</text:p>
          </table:table-cell>
          <table:table-cell office:value-type="string" calcext:value-type="string">
            <text:p>1.B.3.Ei.662 - Central Chilean (Mediterranean) &amp; Desert Riparian &amp; Flooded Forest</text:p>
          </table:table-cell>
          <table:table-cell table:style-name="ce9" office:value-type="percentage" office:value="0.23" calcext:value-type="percentage">
            <text:p>23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97839135654262" calcext:value-type="percentage">
            <text:p>59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30492196878751" calcext:value-type="percentage">
            <text:p>23.0%</text:p>
          </table:table-cell>
          <table:table-cell table:style-name="ce30" office:value-type="percentage" office:value="0.701080432172869" calcext:value-type="percentage">
            <text:p>70.1%</text:p>
          </table:table-cell>
          <table:table-cell table:style-name="ce33" office:value-type="percentage" office:value="0.245041350097492" calcext:value-type="percentage">
            <text:p>2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Valdivian Temperate Flooded &amp; Swamp Forest</text:p>
          </table:table-cell>
          <table:table-cell office:value-type="string" calcext:value-type="string">
            <text:p>M663</text:p>
          </table:table-cell>
          <table:table-cell office:value-type="string" calcext:value-type="string">
            <text:p>1.B.3.Ej.663 - Valdivian Temperate Flooded &amp; Swamp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56420126477866" calcext:value-type="percentage">
            <text:p>45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0720373934561" calcext:value-type="percentage">
            <text:p>24.1%</text:p>
          </table:table-cell>
          <table:table-cell table:style-name="ce30" office:value-type="percentage" office:value="0.666483365411053" calcext:value-type="percentage">
            <text:p>66.6%</text:p>
          </table:table-cell>
          <table:table-cell table:style-name="ce33" office:value-type="percentage" office:value="0.463274043870832" calcext:value-type="percentage">
            <text:p>46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Northern Patagonian Flooded Forest</text:p>
          </table:table-cell>
          <table:table-cell office:value-type="string" calcext:value-type="string">
            <text:p>M664</text:p>
          </table:table-cell>
          <table:table-cell office:value-type="string" calcext:value-type="string">
            <text:p>1.B.3.Ek.664 - Monte Floodplain Forest</text:p>
          </table:table-cell>
          <table:table-cell table:style-name="ce9" office:value-type="percentage" office:value="0.57" calcext:value-type="percentage">
            <text:p>57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33522382013368" calcext:value-type="percentage">
            <text:p>53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09033826210249" calcext:value-type="percentage">
            <text:p>20.9%</text:p>
          </table:table-cell>
          <table:table-cell table:style-name="ce30" office:value-type="percentage" office:value="0.935183309702248" calcext:value-type="percentage">
            <text:p>93.5%</text:p>
          </table:table-cell>
          <table:table-cell table:style-name="ce33" office:value-type="percentage" office:value="0.0264191385907875" calcext:value-type="percentage">
            <text:p>2.6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extremely low overlap with historic forest cov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872</text:p>
          </table:table-cell>
          <table:table-cell office:value-type="string" calcext:value-type="string">
            <text:p>1.A.1.Ek.872 – Cerradao Sclerophyllous Woodland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58" calcext:value-type="percentage">
            <text:p>5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464607102683593" calcext:value-type="percentage">
            <text:p>46.5%</text:p>
          </table:table-cell>
          <table:table-cell table:style-name="ce24" office:value-type="percentage" office:value="0.831351438213081" calcext:value-type="percentage">
            <text:p>83.1%</text:p>
          </table:table-cell>
          <table:table-cell table:style-name="ce27" office:value-type="percentage" office:value="0.260123734533183" calcext:value-type="percentage">
            <text:p>26.0%</text:p>
          </table:table-cell>
          <table:table-cell table:style-name="ce30" office:value-type="percentage" office:value="0.841515346295999" calcext:value-type="percentage">
            <text:p>84.2%</text:p>
          </table:table-cell>
          <table:table-cell table:style-name="ce33" office:value-type="percentage" office:value="0.928840784917407" calcext:value-type="percentage">
            <text:p>92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873</text:p>
          </table:table-cell>
          <table:table-cell office:value-type="string" calcext:value-type="string">
            <text:p>1.A.2.Eg.873 - Mesoamerican Submontane Humid Forest</text:p>
          </table:table-cell>
          <table:table-cell table:style-name="ce9" office:value-type="percentage" office:value="0.27" calcext:value-type="percentage">
            <text:p>27.0%</text:p>
          </table:table-cell>
          <table:table-cell table:style-name="ce13" office:value-type="percentage" office:value="0.41" calcext:value-type="percentage">
            <text:p>41.0%</text:p>
          </table:table-cell>
          <table:table-cell/>
          <table:table-cell table:style-name="ce20" office:value-type="percentage" office:value="0.826094480013843" calcext:value-type="percentage">
            <text:p>82.6%</text:p>
          </table:table-cell>
          <table:table-cell table:style-name="ce24" office:value-type="percentage" office:value="0.95864336390379" calcext:value-type="percentage">
            <text:p>95.9%</text:p>
          </table:table-cell>
          <table:table-cell table:style-name="ce27" office:value-type="percentage" office:value="0.295379823498875" calcext:value-type="percentage">
            <text:p>29.5%</text:p>
          </table:table-cell>
          <table:table-cell table:style-name="ce30" office:value-type="percentage" office:value="0.891157639730057" calcext:value-type="percentage">
            <text:p>89.1%</text:p>
          </table:table-cell>
          <table:table-cell table:style-name="ce33" office:value-type="percentage" office:value="0.963035918674041" calcext:value-type="percentage">
            <text:p>96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leS2.E2:TableS2.E1048576">
            <calcext:condition calcext:apply-style-name="valid" calcext:value="&gt;0.43" calcext:base-cell-address="TableS2.E2"/>
          </calcext:conditional-format>
          <calcext:conditional-format calcext:target-range-address="TableS2.F2:TableS2.F1048576">
            <calcext:condition calcext:apply-style-name="valid" calcext:value="&gt;0.71" calcext:base-cell-address="TableS2.F2"/>
          </calcext:conditional-format>
          <calcext:conditional-format calcext:target-range-address="TableS2.G2:TableS2.G1048576">
            <calcext:condition calcext:apply-style-name="valid" calcext:value="=&quot;High&quot;" calcext:base-cell-address="TableS2.G2"/>
            <calcext:condition calcext:apply-style-name="valid" calcext:value="=&quot;Very high&quot;" calcext:base-cell-address="TableS2.G2"/>
            <calcext:condition calcext:apply-style-name="valid" calcext:value="=&quot;Moderate&quot;" calcext:base-cell-address="TableS2.G2"/>
          </calcext:conditional-format>
          <calcext:conditional-format calcext:target-range-address="TableS2.H2:TableS2.H1048576">
            <calcext:condition calcext:apply-style-name="valid" calcext:value="&gt;0.64" calcext:base-cell-address="TableS2.H2"/>
          </calcext:conditional-format>
          <calcext:conditional-format calcext:target-range-address="TableS2.I2:TableS2.I1048576">
            <calcext:condition calcext:apply-style-name="valid" calcext:value="&gt;0.83" calcext:base-cell-address="TableS2.I2"/>
          </calcext:conditional-format>
          <calcext:conditional-format calcext:target-range-address="TableS2.J2:TableS2.J1048576">
            <calcext:condition calcext:apply-style-name="valid" calcext:value="&gt;0.29" calcext:base-cell-address="TableS2.J2"/>
          </calcext:conditional-format>
          <calcext:conditional-format calcext:target-range-address="TableS2.K2:TableS2.K1048576">
            <calcext:condition calcext:apply-style-name="valid" calcext:value="&gt;0.64" calcext:base-cell-address="TableS2.K2"/>
          </calcext:conditional-format>
          <calcext:conditional-format calcext:target-range-address="TableS2.L2:TableS2.L1048576">
            <calcext:condition calcext:apply-style-name="valid" calcext:value="&gt;0.74" calcext:base-cell-address="TableS2.L2"/>
          </calcext:conditional-format>
          <calcext:conditional-format calcext:target-range-address="TableS2.M2:TableS2.M1048576">
            <calcext:condition calcext:apply-style-name="valid" calcext:value="=&quot;TRUE&quot;" calcext:base-cell-address="TableS2.M2"/>
            <calcext:condition calcext:apply-style-name="invalid" calcext:value="=&quot;FALSE&quot;" calcext:base-cell-address="TableS2.M2"/>
          </calcext:conditional-format>
        </calcext:conditional-formats>
      </table:table>
      <table:named-expressions/>
      <table:database-ranges>
        <table:database-range table:name="__Anonymous_Sheet_DB__0" table:target-range-address="TableS2.A2:TableS2.N1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alid" style:family="table-cell" style:parent-style-name="Default">
      <style:table-cell-properties fo:background-color="#99ff99"/>
    </style:style>
    <style:style style:name="valid2" style:family="table-cell" style:parent-style-name="Default">
      <style:table-cell-properties fo:background-color="#99ff99"/>
    </style:style>
    <style:style style:name="vacio" style:family="table-cell" style:parent-style-name="Default">
      <style:table-cell-properties fo:background-color="#b2b2b2" fo:border="none"/>
    </style:style>
    <style:style style:name="invali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02:26.077143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6-30T16:06:48.960685327</meta:creation-date>
    <dc:date>2019-10-01T17:07:39.568946102</dc:date>
    <meta:editing-duration>P1DT4H9M37S</meta:editing-duration>
    <meta:editing-cycles>7</meta:editing-cycles>
    <meta:generator>LibreOffice/6.1.5.2$Linux_X86_64 LibreOffice_project/10$Build-2</meta:generator>
    <meta:document-statistic meta:table-count="1" meta:cell-count="1806" meta:object-count="0"/>
  </office:meta>
</office:document-meta>
</file>